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17.3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75cm"/>
    </style:style>
    <style:style style:name="co5" style:family="table-column">
      <style:table-column-properties fo:break-before="auto" style:column-width="18.17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arisoin of different pars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4" office:value-type="string" calcext:value-type="string">
            <text:p>In this file words are parsed from old parser(V1)</text:p>
          </table:table-cell>
          <table:table-cell table:style-name="ce4" office:value-type="string" calcext:value-type="string">
            <text:p>Correctness(Yes/No)</text:p>
          </table:table-cell>
          <table:table-cell table:style-name="ce4" office:value-type="string" calcext:value-type="string">
            <text:p>Comments (why No)</text:p>
          </table:table-cell>
          <table:table-cell/>
          <table:table-cell table:style-name="ce6" office:value-type="string" calcext:value-type="string">
            <text:p>From here words are parsed from new parser(V1)</text:p>
          </table:table-cell>
          <table:table-cell table:style-name="ce4" office:value-type="string" calcext:value-type="string">
            <text:p>Correctness(Yes/No)</text:p>
          </table:table-cell>
          <table:table-cell table:style-name="ce4" office:value-type="string" calcext:value-type="string">
            <text:p>Comments (why No)</text:p>
          </table:table-cell>
        </table:table-row>
        <table:table-row table:style-name="ro1">
          <table:table-cell office:value-type="string" calcext:value-type="string">
            <text:p>অকস্মাৎ</text:p>
          </table:table-cell>
          <table:table-cell office:value-type="string" calcext:value-type="string">
            <text:p>(set! wordstruct '( (( "a" ) 0) (( "k" "a" "s" ) 0) (( "m" "aa" "t" ) 0) ))</text:p>
          </table:table-cell>
          <table:table-cell table:number-columns-repeated="2"/>
          <table:table-cell office:value-type="string" calcext:value-type="string">
            <text:p>অকস্মাৎ</text:p>
          </table:table-cell>
          <table:table-cell office:value-type="string" calcext:value-type="string">
            <text:p>(set! wordstruct '( (( "a" ) 0) (( "k" "a" "s" ) 0) (( "m" "a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কাস্মাৎ</text:p>
          </table:table-cell>
          <table:table-cell office:value-type="string" calcext:value-type="string">
            <text:p>(set! wordstruct '( (( "a" ) 0) (( "k" "aa" "s" ) 0) (( "m" "aa" "t" ) 0) ))</text:p>
          </table:table-cell>
          <table:table-cell table:number-columns-repeated="2"/>
          <table:table-cell office:value-type="string" calcext:value-type="string">
            <text:p>অকাস্মাৎ</text:p>
          </table:table-cell>
          <table:table-cell office:value-type="string" calcext:value-type="string">
            <text:p>(set! wordstruct '( (( "a" ) 0) (( "k" "aa" "s" ) 0) (( "m" "a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ত্যুৎসাহী</text:p>
          </table:table-cell>
          <table:table-cell office:value-type="string" calcext:value-type="string">
            <text:p>(set! wordstruct '( (( "a" "t" ) 0) (( "y" "u" ) 0) (( "t" "s" "aa" ) 0) (( "h" "ii" ) 0) ))</text:p>
          </table:table-cell>
          <table:table-cell table:number-columns-repeated="2"/>
          <table:table-cell office:value-type="string" calcext:value-type="string">
            <text:p>অত্যুৎসাহী</text:p>
          </table:table-cell>
          <table:table-cell office:value-type="string" calcext:value-type="string">
            <text:p>(set! wordstruct '( (( "a" "t" ) 0) (( "y" "u" ) 0) (( "a" ) 0) (( "s" "aa" ) 0) (( "h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থাৎ</text:p>
          </table:table-cell>
          <table:table-cell office:value-type="string" calcext:value-type="string">
            <text:p>(set! wordstruct '( (( "a" ) 0) (( "th" "aa" "t" ) 0) ))</text:p>
          </table:table-cell>
          <table:table-cell table:number-columns-repeated="2"/>
          <table:table-cell office:value-type="string" calcext:value-type="string">
            <text:p>অথাৎ</text:p>
          </table:table-cell>
          <table:table-cell office:value-type="string" calcext:value-type="string">
            <text:p>(set! wordstruct '( (( "a" ) 0) (( "th" "a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দ্ভুৎ</text:p>
          </table:table-cell>
          <table:table-cell office:value-type="string" calcext:value-type="string">
            <text:p>(set! wordstruct '( (( "a" "d" ) 0) (( "bh" "u" "t" ) 0) ))</text:p>
          </table:table-cell>
          <table:table-cell table:number-columns-repeated="2"/>
          <table:table-cell office:value-type="string" calcext:value-type="string">
            <text:p>অদ্ভুৎ</text:p>
          </table:table-cell>
          <table:table-cell office:value-type="string" calcext:value-type="string">
            <text:p>(set! wordstruct '( (( "a" "d" ) 0) (( "bh" "u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ভিজিৎ</text:p>
          </table:table-cell>
          <table:table-cell office:value-type="string" calcext:value-type="string">
            <text:p>(set! wordstruct '( (( "a" ) 0) (( "bh" "i" ) 0) (( "j" "i" "t" ) 0) ))</text:p>
          </table:table-cell>
          <table:table-cell table:number-columns-repeated="2"/>
          <table:table-cell office:value-type="string" calcext:value-type="string">
            <text:p>অভিজিৎ</text:p>
          </table:table-cell>
          <table:table-cell office:value-type="string" calcext:value-type="string">
            <text:p>(set! wordstruct '( (( "a" ) 0) (( "bh" "i" ) 0) (( "j" "i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ৰ্থাৎ</text:p>
          </table:table-cell>
          <table:table-cell office:value-type="string" calcext:value-type="string">
            <text:p>(set! wordstruct '( (( "a" "r" ) 0) (( "th" "aa" "t" ) 0) ))</text:p>
          </table:table-cell>
          <table:table-cell table:number-columns-repeated="2"/>
          <table:table-cell office:value-type="string" calcext:value-type="string">
            <text:p>অৰ্থাৎ</text:p>
          </table:table-cell>
          <table:table-cell office:value-type="string" calcext:value-type="string">
            <text:p>(set! wordstruct '( (( "a" "r" ) 0) (( "th" "a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লকানন্দা</text:p>
          </table:table-cell>
          <table:table-cell office:value-type="string" calcext:value-type="string">
            <text:p>(set! wordstruct '( (( "a" ) 0) (( "l" "a" ) 0) (( "k" "aa" ) 0) (( "n" "a" "n" ) 0) (( "d" "aa" ) 0) ))</text:p>
          </table:table-cell>
          <table:table-cell table:number-columns-repeated="2"/>
          <table:table-cell office:value-type="string" calcext:value-type="string">
            <text:p>অলকানন্দা</text:p>
          </table:table-cell>
          <table:table-cell office:value-type="string" calcext:value-type="string">
            <text:p>(set! wordstruct '( (( "a" "l" ) 0) (( "k" "aa" ) 0) (( "n" "a" "n" ) 0) (( "d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লপতহে</text:p>
          </table:table-cell>
          <table:table-cell office:value-type="string" calcext:value-type="string">
            <text:p>(set! wordstruct '( (( "a" ) 0) (( "l" "a" ) 0) (( "p" "a" "t" ) 0) (( "h" "ee" ) 0) ))</text:p>
          </table:table-cell>
          <table:table-cell table:number-columns-repeated="2"/>
          <table:table-cell office:value-type="string" calcext:value-type="string">
            <text:p>অলপতহে</text:p>
          </table:table-cell>
          <table:table-cell office:value-type="string" calcext:value-type="string">
            <text:p>(set! wordstruct '( (( "a" "l" ) 0) (( "p" "a" "t" ) 0) (( "h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লপদিনৰ</text:p>
          </table:table-cell>
          <table:table-cell office:value-type="string" calcext:value-type="string">
            <text:p>(set! wordstruct '( (( "a" ) 0) (( "l" "a" "p" ) 0) (( "d" "i" ) 0) (( "n" "a" "r" ) 0) ))</text:p>
          </table:table-cell>
          <table:table-cell table:number-columns-repeated="2"/>
          <table:table-cell office:value-type="string" calcext:value-type="string">
            <text:p>অলপদিনৰ</text:p>
          </table:table-cell>
          <table:table-cell office:value-type="string" calcext:value-type="string">
            <text:p>(set! wordstruct '( (( "a" "l" ) 0) (( "p" "a" ) 0) (( "d" "i" ) 0) (( "n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লপদুৰ</text:p>
          </table:table-cell>
          <table:table-cell office:value-type="string" calcext:value-type="string">
            <text:p>(set! wordstruct '( (( "a" ) 0) (( "l" "a" "p" ) 0) (( "d" "u" "r" ) 0) ))</text:p>
          </table:table-cell>
          <table:table-cell table:number-columns-repeated="2"/>
          <table:table-cell office:value-type="string" calcext:value-type="string">
            <text:p>অলপদুৰ</text:p>
          </table:table-cell>
          <table:table-cell office:value-type="string" calcext:value-type="string">
            <text:p>(set! wordstruct '( (( "a" "l" ) 0) (( "p" "a" ) 0) (( "d" "u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লপদূৰ</text:p>
          </table:table-cell>
          <table:table-cell office:value-type="string" calcext:value-type="string">
            <text:p>(set! wordstruct '( (( "a" ) 0) (( "l" "a" "p" ) 0) (( "d" "uu" "r" ) 0) ))</text:p>
          </table:table-cell>
          <table:table-cell table:number-columns-repeated="2"/>
          <table:table-cell office:value-type="string" calcext:value-type="string">
            <text:p>অলপদূৰ</text:p>
          </table:table-cell>
          <table:table-cell office:value-type="string" calcext:value-type="string">
            <text:p>(set! wordstruct '( (( "a" "l" ) 0) (( "p" "a" ) 0) (( "d" "uu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লপপৰ</text:p>
          </table:table-cell>
          <table:table-cell office:value-type="string" calcext:value-type="string">
            <text:p>(set! wordstruct '( (( "a" ) 0) (( "l" "a" "p" ) 0) (( "p" "a" "r" ) 0) ))</text:p>
          </table:table-cell>
          <table:table-cell table:number-columns-repeated="2"/>
          <table:table-cell office:value-type="string" calcext:value-type="string">
            <text:p>অলপপৰ</text:p>
          </table:table-cell>
          <table:table-cell office:value-type="string" calcext:value-type="string">
            <text:p>(set! wordstruct '( (( "a" "l" ) 0) (( "p" "a" ) 0) (( "p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লপমান</text:p>
          </table:table-cell>
          <table:table-cell office:value-type="string" calcext:value-type="string">
            <text:p>(set! wordstruct '( (( "a" ) 0) (( "l" "a" "p" ) 0) (( "m" "aa" "n" ) 0) ))</text:p>
          </table:table-cell>
          <table:table-cell table:number-columns-repeated="2"/>
          <table:table-cell office:value-type="string" calcext:value-type="string">
            <text:p>অলপমান</text:p>
          </table:table-cell>
          <table:table-cell office:value-type="string" calcext:value-type="string">
            <text:p>(set! wordstruct '( (( "a" "l" ) 0) (( "p" "a" ) 0) (( "m" "aa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লপো</text:p>
          </table:table-cell>
          <table:table-cell office:value-type="string" calcext:value-type="string">
            <text:p>(set! wordstruct '( (( "a" ) 0) (( "l" "a" ) 0) (( "p" "o" ) 0) ))</text:p>
          </table:table-cell>
          <table:table-cell table:number-columns-repeated="2"/>
          <table:table-cell office:value-type="string" calcext:value-type="string">
            <text:p>অলপো</text:p>
          </table:table-cell>
          <table:table-cell office:value-type="string" calcext:value-type="string">
            <text:p>(set! wordstruct '( (( "a" "l" ) 0) (( "p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ৎ</text:p>
          </table:table-cell>
          <table:table-cell office:value-type="string" calcext:value-type="string">
            <text:p>(set! wordstruct '( (( "a" ) 0) (( "s" "a" "t" ) 0) ))</text:p>
          </table:table-cell>
          <table:table-cell table:number-columns-repeated="2"/>
          <table:table-cell office:value-type="string" calcext:value-type="string">
            <text:p>অসৎ</text:p>
          </table:table-cell>
          <table:table-cell office:value-type="string" calcext:value-type="string">
            <text:p>(set! wordstruct '( (( "a" ) 0) (( "s" "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ফল</text:p>
          </table:table-cell>
          <table:table-cell office:value-type="string" calcext:value-type="string">
            <text:p>(set! wordstruct '( (( "a" ) 0) (( "s" "a" ) 0) (( "ph" "a" "l" ) 0) ))</text:p>
          </table:table-cell>
          <table:table-cell table:number-columns-repeated="2"/>
          <table:table-cell office:value-type="string" calcext:value-type="string">
            <text:p>অসফল</text:p>
          </table:table-cell>
          <table:table-cell office:value-type="string" calcext:value-type="string">
            <text:p>(set! wordstruct '( (( "a" "s" ) 0) (( "ph" "a" "l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ফলতাৰ</text:p>
          </table:table-cell>
          <table:table-cell office:value-type="string" calcext:value-type="string">
            <text:p>(set! wordstruct '( (( "a" ) 0) (( "s" "a" "ph" ) 0) (( "l" "a" ) 0) (( "t" "aa" "r" ) 0) ))</text:p>
          </table:table-cell>
          <table:table-cell table:number-columns-repeated="2"/>
          <table:table-cell office:value-type="string" calcext:value-type="string">
            <text:p>অসফলতাৰ</text:p>
          </table:table-cell>
          <table:table-cell office:value-type="string" calcext:value-type="string">
            <text:p>(set! wordstruct '( (( "a" "s" ) 0) (( "ph" "a" "l" ) 0) (( "t" "a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ক</text:p>
          </table:table-cell>
          <table:table-cell office:value-type="string" calcext:value-type="string">
            <text:p>(set! wordstruct '( (( "a" ) 0) (( "s" "a" ) 0) (( "m" "a" "k" ) 0) ))</text:p>
          </table:table-cell>
          <table:table-cell table:number-columns-repeated="2"/>
          <table:table-cell office:value-type="string" calcext:value-type="string">
            <text:p>অসমক</text:p>
          </table:table-cell>
          <table:table-cell office:value-type="string" calcext:value-type="string">
            <text:p>(set! wordstruct '( (( "a" "s" ) 0) (( "m" "a" "k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ত</text:p>
          </table:table-cell>
          <table:table-cell office:value-type="string" calcext:value-type="string">
            <text:p>(set! wordstruct '( (( "a" ) 0) (( "s" "a" ) 0) (( "m" "a" "t" ) 0) ))</text:p>
          </table:table-cell>
          <table:table-cell table:number-columns-repeated="2"/>
          <table:table-cell office:value-type="string" calcext:value-type="string">
            <text:p>অসমত</text:p>
          </table:table-cell>
          <table:table-cell office:value-type="string" calcext:value-type="string">
            <text:p>(set! wordstruct '( (( "a" "s" ) 0) (( "m" "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ততো</text:p>
          </table:table-cell>
          <table:table-cell office:value-type="string" calcext:value-type="string">
            <text:p>(set! wordstruct '( (( "a" ) 0) (( "s" "a" ) 0) (( "m" "a" "t" ) 0) (( "t" "o" ) 0) ))</text:p>
          </table:table-cell>
          <table:table-cell table:number-columns-repeated="2"/>
          <table:table-cell office:value-type="string" calcext:value-type="string">
            <text:p>অসমততো</text:p>
          </table:table-cell>
          <table:table-cell office:value-type="string" calcext:value-type="string">
            <text:p>(set! wordstruct '( (( "a" "s" ) 0) (( "m" "a" "t" ) 0) (( "t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প্ৰেমী</text:p>
          </table:table-cell>
          <table:table-cell office:value-type="string" calcext:value-type="string">
            <text:p>(set! wordstruct '( (( "a" ) 0) (( "s" "a" ) 0) (( "m" "a" "p" ) 0) (( "r" "ee" ) 0) (( "m" "ii" ) 0) ))</text:p>
          </table:table-cell>
          <table:table-cell table:number-columns-repeated="2"/>
          <table:table-cell office:value-type="string" calcext:value-type="string">
            <text:p>অসমপ্ৰেমী</text:p>
          </table:table-cell>
          <table:table-cell office:value-type="string" calcext:value-type="string">
            <text:p>(set! wordstruct '( (( "a" "s" ) 0) (( "m" "a" "p" ) 0) (( "r" "ee" ) 0) (( "m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বাসী</text:p>
          </table:table-cell>
          <table:table-cell office:value-type="string" calcext:value-type="string">
            <text:p>(set! wordstruct '( (( "a" ) 0) (( "s" "a" "m" ) 0) (( "b" "aa" ) 0) (( "s" "ii" ) 0) ))</text:p>
          </table:table-cell>
          <table:table-cell table:number-columns-repeated="2"/>
          <table:table-cell office:value-type="string" calcext:value-type="string">
            <text:p>অসমবাসী</text:p>
          </table:table-cell>
          <table:table-cell office:value-type="string" calcext:value-type="string">
            <text:p>(set! wordstruct '( (( "a" "s" ) 0) (( "m" "a" ) 0) (( "b" "aa" ) 0) (( "s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বাসীক</text:p>
          </table:table-cell>
          <table:table-cell office:value-type="string" calcext:value-type="string">
            <text:p>(set! wordstruct '( (( "a" ) 0) (( "s" "a" "m" ) 0) (( "b" "aa" ) 0) (( "s" "ii" "k" ) 0) ))</text:p>
          </table:table-cell>
          <table:table-cell table:number-columns-repeated="2"/>
          <table:table-cell office:value-type="string" calcext:value-type="string">
            <text:p>অসমবাসীক</text:p>
          </table:table-cell>
          <table:table-cell office:value-type="string" calcext:value-type="string">
            <text:p>(set! wordstruct '( (( "a" "s" ) 0) (( "m" "a" ) 0) (( "b" "aa" ) 0) (( "s" "ii" "k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বাসীয়ে</text:p>
          </table:table-cell>
          <table:table-cell office:value-type="string" calcext:value-type="string">
            <text:p>(set! wordstruct '( (( "a" ) 0) (( "s" "a" "m" ) 0) (( "b" "aa" ) 0) (( "s" "ii" ) 0) (( "y" "ee" ) 0) ))</text:p>
          </table:table-cell>
          <table:table-cell table:number-columns-repeated="2"/>
          <table:table-cell office:value-type="string" calcext:value-type="string">
            <text:p>অসমবাসীয়ে</text:p>
          </table:table-cell>
          <table:table-cell office:value-type="string" calcext:value-type="string">
            <text:p>(set! wordstruct '( (( "a" "s" ) 0) (( "m" "a" ) 0) (( "b" "aa" ) 0) (( "s" "ii" ) 0) (( "y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ৰ</text:p>
          </table:table-cell>
          <table:table-cell office:value-type="string" calcext:value-type="string">
            <text:p>(set! wordstruct '( (( "a" ) 0) (( "s" "a" ) 0) (( "m" "a" "r" ) 0) ))</text:p>
          </table:table-cell>
          <table:table-cell table:number-columns-repeated="2"/>
          <table:table-cell office:value-type="string" calcext:value-type="string">
            <text:p>অসমৰ</text:p>
          </table:table-cell>
          <table:table-cell office:value-type="string" calcext:value-type="string">
            <text:p>(set! wordstruct '( (( "a" "s" ) 0) (( "m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ৰে</text:p>
          </table:table-cell>
          <table:table-cell office:value-type="string" calcext:value-type="string">
            <text:p>(set! wordstruct '( (( "a" ) 0) (( "s" "a" ) 0) (( "m" "a" ) 0) (( "r" "ee" ) 0) ))</text:p>
          </table:table-cell>
          <table:table-cell table:number-columns-repeated="2"/>
          <table:table-cell office:value-type="string" calcext:value-type="string">
            <text:p>অসমৰে</text:p>
          </table:table-cell>
          <table:table-cell office:value-type="string" calcext:value-type="string">
            <text:p>(set! wordstruct '( (( "a" "s" ) 0) (( "m" "a" ) 0) (( "r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ৰ্থতাক</text:p>
          </table:table-cell>
          <table:table-cell office:value-type="string" calcext:value-type="string">
            <text:p>(set! wordstruct '( (( "a" ) 0) (( "s" "a" ) 0) (( "m" "a" "r" ) 0) (( "th" "a" ) 0) (( "t" "aa" "k" ) 0) ))</text:p>
          </table:table-cell>
          <table:table-cell table:number-columns-repeated="2"/>
          <table:table-cell office:value-type="string" calcext:value-type="string">
            <text:p>অসমৰ্থতাক</text:p>
          </table:table-cell>
          <table:table-cell office:value-type="string" calcext:value-type="string">
            <text:p>(set! wordstruct '( (( "a" "s" ) 0) (( "m" "a" "r" ) 0) (( "th" "a" ) 0) (( "t" "aa" "k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ান</text:p>
          </table:table-cell>
          <table:table-cell office:value-type="string" calcext:value-type="string">
            <text:p>(set! wordstruct '( (( "a" ) 0) (( "s" "a" ) 0) (( "m" "aa" "n" ) 0) ))</text:p>
          </table:table-cell>
          <table:table-cell table:number-columns-repeated="2"/>
          <table:table-cell office:value-type="string" calcext:value-type="string">
            <text:p>অসমান</text:p>
          </table:table-cell>
          <table:table-cell office:value-type="string" calcext:value-type="string">
            <text:p>(set! wordstruct '( (( "a" "s" ) 0) (( "m" "aa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ী</text:p>
          </table:table-cell>
          <table:table-cell office:value-type="string" calcext:value-type="string">
            <text:p>(set! wordstruct '( (( "a" ) 0) (( "s" "a" ) 0) (( "m" "ii" ) 0) ))</text:p>
          </table:table-cell>
          <table:table-cell table:number-columns-repeated="2"/>
          <table:table-cell office:value-type="string" calcext:value-type="string">
            <text:p>অসমী</text:p>
          </table:table-cell>
          <table:table-cell office:value-type="string" calcext:value-type="string">
            <text:p>(set! wordstruct '( (( "a" "s" ) 0) (( "m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ীয়া</text:p>
          </table:table-cell>
          <table:table-cell office:value-type="string" calcext:value-type="string">
            <text:p>(set! wordstruct '( (( "a" ) 0) (( "s" "a" ) 0) (( "m" "ii" ) 0) (( "y" "aa" ) 0) ))</text:p>
          </table:table-cell>
          <table:table-cell table:number-columns-repeated="2"/>
          <table:table-cell office:value-type="string" calcext:value-type="string">
            <text:p>অসমীয়া</text:p>
          </table:table-cell>
          <table:table-cell office:value-type="string" calcext:value-type="string">
            <text:p>(set! wordstruct '( (( "a" "s" ) 0) (( "m" "ii" ) 0) (( "y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ীয়াই</text:p>
          </table:table-cell>
          <table:table-cell office:value-type="string" calcext:value-type="string">
            <text:p>(set! wordstruct '( (( "a" ) 0) (( "s" "a" ) 0) (( "m" "ii" ) 0) (( "y" "aa" ) 0) (( "i" ) 0) ))</text:p>
          </table:table-cell>
          <table:table-cell table:number-columns-repeated="2"/>
          <table:table-cell office:value-type="string" calcext:value-type="string">
            <text:p>অসমীয়াই</text:p>
          </table:table-cell>
          <table:table-cell office:value-type="string" calcext:value-type="string">
            <text:p>(set! wordstruct '( (( "a" "s" ) 0) (( "m" "ii" ) 0) (( "y" "aa" ) 0) (( "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ীয়াকে</text:p>
          </table:table-cell>
          <table:table-cell office:value-type="string" calcext:value-type="string">
            <text:p>(set! wordstruct '( (( "a" ) 0) (( "s" "a" ) 0) (( "m" "ii" ) 0) (( "y" "aa" ) 0) (( "k" "ee" ) 0) ))</text:p>
          </table:table-cell>
          <table:table-cell table:number-columns-repeated="2"/>
          <table:table-cell office:value-type="string" calcext:value-type="string">
            <text:p>অসমীয়াকে</text:p>
          </table:table-cell>
          <table:table-cell office:value-type="string" calcext:value-type="string">
            <text:p>(set! wordstruct '( (( "a" "s" ) 0) (( "m" "ii" ) 0) (( "y" "aa" ) 0) (( "k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ীয়াটো</text:p>
          </table:table-cell>
          <table:table-cell office:value-type="string" calcext:value-type="string">
            <text:p>(set! wordstruct '( (( "a" ) 0) (( "s" "a" ) 0) (( "m" "ii" ) 0) (( "y" "aa" ) 0) (( "tx" "o" ) 0) ))</text:p>
          </table:table-cell>
          <table:table-cell table:number-columns-repeated="2"/>
          <table:table-cell office:value-type="string" calcext:value-type="string">
            <text:p>অসমীয়াটো</text:p>
          </table:table-cell>
          <table:table-cell office:value-type="string" calcext:value-type="string">
            <text:p>(set! wordstruct '( (( "a" "s" ) 0) (( "m" "ii" ) 0) (( "y" "aa" ) 0) (( "tx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ীয়াত</text:p>
          </table:table-cell>
          <table:table-cell office:value-type="string" calcext:value-type="string">
            <text:p>(set! wordstruct '( (( "a" ) 0) (( "s" "a" ) 0) (( "m" "ii" ) 0) (( "y" "aa" "t" ) 0) ))</text:p>
          </table:table-cell>
          <table:table-cell table:number-columns-repeated="2"/>
          <table:table-cell office:value-type="string" calcext:value-type="string">
            <text:p>অসমীয়াত</text:p>
          </table:table-cell>
          <table:table-cell office:value-type="string" calcext:value-type="string">
            <text:p>(set! wordstruct '( (( "a" "s" ) 0) (( "m" "ii" ) 0) (( "y" "a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ীয়াৰ</text:p>
          </table:table-cell>
          <table:table-cell office:value-type="string" calcext:value-type="string">
            <text:p>(set! wordstruct '( (( "a" ) 0) (( "s" "a" ) 0) (( "m" "ii" ) 0) (( "y" "aa" "r" ) 0) ))</text:p>
          </table:table-cell>
          <table:table-cell table:number-columns-repeated="2"/>
          <table:table-cell office:value-type="string" calcext:value-type="string">
            <text:p>অসমীয়াৰ</text:p>
          </table:table-cell>
          <table:table-cell office:value-type="string" calcext:value-type="string">
            <text:p>(set! wordstruct '( (( "a" "s" ) 0) (( "m" "ii" ) 0) (( "y" "a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ীয়ালোকেই</text:p>
          </table:table-cell>
          <table:table-cell office:value-type="string" calcext:value-type="string">
            <text:p>(set! wordstruct '( (( "a" ) 0) (( "s" "a" ) 0) (( "m" "ii" ) 0) (( "y" "aa" ) 0) (( "l" "o" ) 0) (( "k" "ee" ) 0) (( "i" ) 0) ))</text:p>
          </table:table-cell>
          <table:table-cell table:number-columns-repeated="2"/>
          <table:table-cell office:value-type="string" calcext:value-type="string">
            <text:p>অসমীয়ালোকেই</text:p>
          </table:table-cell>
          <table:table-cell office:value-type="string" calcext:value-type="string">
            <text:p>(set! wordstruct '( (( "a" "s" ) 0) (( "m" "ii" ) 0) (( "y" "aa" ) 0) (( "l" "o" ) 0) (( "k" "ee" ) 0) (( "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ীয়াসকল</text:p>
          </table:table-cell>
          <table:table-cell office:value-type="string" calcext:value-type="string">
            <text:p>(set! wordstruct '( (( "a" ) 0) (( "s" "a" ) 0) (( "m" "ii" ) 0) (( "y" "aa" "s" ) 0) (( "k" "a" "l" ) 0) ))</text:p>
          </table:table-cell>
          <table:table-cell table:number-columns-repeated="2"/>
          <table:table-cell office:value-type="string" calcext:value-type="string">
            <text:p>অসমীয়াসকল</text:p>
          </table:table-cell>
          <table:table-cell office:value-type="string" calcext:value-type="string">
            <text:p>(set! wordstruct '( (( "a" "s" ) 0) (( "m" "ii" ) 0) (( "y" "aa" "s" ) 0) (( "k" "a" "l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মীলৈ</text:p>
          </table:table-cell>
          <table:table-cell office:value-type="string" calcext:value-type="string">
            <text:p>(set! wordstruct '( (( "a" ) 0) (( "s" "a" ) 0) (( "m" "ii" ) 0) (( "l" "ei" ) 0) ))</text:p>
          </table:table-cell>
          <table:table-cell table:number-columns-repeated="2"/>
          <table:table-cell office:value-type="string" calcext:value-type="string">
            <text:p>অসমীলৈ</text:p>
          </table:table-cell>
          <table:table-cell office:value-type="string" calcext:value-type="string">
            <text:p>(set! wordstruct '( (( "a" "s" ) 0) (( "m" "ii" ) 0) (( "l" "e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হনীয়</text:p>
          </table:table-cell>
          <table:table-cell office:value-type="string" calcext:value-type="string">
            <text:p>(set! wordstruct '( (( "a" ) 0) (( "s" "a" "h" ) 0) (( "n" "ii" "y" ) 0) ))</text:p>
          </table:table-cell>
          <table:table-cell table:number-columns-repeated="2"/>
          <table:table-cell office:value-type="string" calcext:value-type="string">
            <text:p>অসহনীয়</text:p>
          </table:table-cell>
          <table:table-cell office:value-type="string" calcext:value-type="string">
            <text:p>(set! wordstruct '( (( "a" "s" ) 0) (( "h" "a" ) 0) (( "n" "ii" "y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হায়</text:p>
          </table:table-cell>
          <table:table-cell office:value-type="string" calcext:value-type="string">
            <text:p>(set! wordstruct '( (( "a" ) 0) (( "s" "a" ) 0) (( "h" "aa" "y" ) 0) ))</text:p>
          </table:table-cell>
          <table:table-cell table:number-columns-repeated="2"/>
          <table:table-cell office:value-type="string" calcext:value-type="string">
            <text:p>অসহায়</text:p>
          </table:table-cell>
          <table:table-cell office:value-type="string" calcext:value-type="string">
            <text:p>(set! wordstruct '( (( "a" "s" ) 0) (( "h" "aa" "y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হায়খিনি</text:p>
          </table:table-cell>
          <table:table-cell office:value-type="string" calcext:value-type="string">
            <text:p>(set! wordstruct '( (( "a" ) 0) (( "s" "a" ) 0) (( "h" "aa" "y" ) 0) (( "kh" "i" ) 0) (( "n" "i" ) 0) ))</text:p>
          </table:table-cell>
          <table:table-cell table:number-columns-repeated="2"/>
          <table:table-cell office:value-type="string" calcext:value-type="string">
            <text:p>অসহায়খিনি</text:p>
          </table:table-cell>
          <table:table-cell office:value-type="string" calcext:value-type="string">
            <text:p>(set! wordstruct '( (( "a" "s" ) 0) (( "h" "aa" "y" ) 0) (( "kh" "i" ) 0) (( "n" "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হায়ভাৱে</text:p>
          </table:table-cell>
          <table:table-cell office:value-type="string" calcext:value-type="string">
            <text:p>(set! wordstruct '( (( "a" ) 0) (( "s" "a" ) 0) (( "h" "aa" "y" ) 0) (( "bh" "aa" ) 0) (( "w" "ee" ) 0) ))</text:p>
          </table:table-cell>
          <table:table-cell table:number-columns-repeated="2"/>
          <table:table-cell office:value-type="string" calcext:value-type="string">
            <text:p>অসহায়ভাৱে</text:p>
          </table:table-cell>
          <table:table-cell office:value-type="string" calcext:value-type="string">
            <text:p>(set! wordstruct '( (( "a" "s" ) 0) (( "h" "aa" "y" ) 0) (( "bh" "aa" ) 0) (( "w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হায়ৰ</text:p>
          </table:table-cell>
          <table:table-cell office:value-type="string" calcext:value-type="string">
            <text:p>(set! wordstruct '( (( "a" ) 0) (( "s" "a" ) 0) (( "h" "aa" ) 0) (( "y" "a" "r" ) 0) ))</text:p>
          </table:table-cell>
          <table:table-cell table:number-columns-repeated="2"/>
          <table:table-cell office:value-type="string" calcext:value-type="string">
            <text:p>অসহায়ৰ</text:p>
          </table:table-cell>
          <table:table-cell office:value-type="string" calcext:value-type="string">
            <text:p>(set! wordstruct '( (( "a" "s" ) 0) (( "h" "aa" ) 0) (( "y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সহিষ্ণু</text:p>
          </table:table-cell>
          <table:table-cell office:value-type="string" calcext:value-type="string">
            <text:p>(set! wordstruct '( (( "a" ) 0) (( "s" "a" ) 0) (( "h" "i" "sx" ) 0) (( "nx" "u" ) 0) ))</text:p>
          </table:table-cell>
          <table:table-cell table:number-columns-repeated="2"/>
          <table:table-cell office:value-type="string" calcext:value-type="string">
            <text:p>অসহিষ্ণু</text:p>
          </table:table-cell>
          <table:table-cell office:value-type="string" calcext:value-type="string">
            <text:p>(set! wordstruct '( (( "a" "s" ) 0) (( "h" "i" "sx" ) 0) (( "nx" "u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অহমিকা</text:p>
          </table:table-cell>
          <table:table-cell office:value-type="string" calcext:value-type="string">
            <text:p>(set! wordstruct '( (( "a" ) 0) (( "h" "a" ) 0) (( "m" "i" ) 0) (( "k" "aa" ) 0) ))</text:p>
          </table:table-cell>
          <table:table-cell table:number-columns-repeated="2"/>
          <table:table-cell office:value-type="string" calcext:value-type="string">
            <text:p>অহমিকা</text:p>
          </table:table-cell>
          <table:table-cell office:value-type="string" calcext:value-type="string">
            <text:p>(set! wordstruct '( (( "a" "h" ) 0) (( "m" "i" ) 0) (( "k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ত্মসাৎ</text:p>
          </table:table-cell>
          <table:table-cell office:value-type="string" calcext:value-type="string">
            <text:p>(set! wordstruct '( (( "aa" "t" ) 0) (( "m" "a" ) 0) (( "s" "aa" "t" ) 0) ))</text:p>
          </table:table-cell>
          <table:table-cell table:number-columns-repeated="2"/>
          <table:table-cell office:value-type="string" calcext:value-type="string">
            <text:p>আত্মসাৎ</text:p>
          </table:table-cell>
          <table:table-cell office:value-type="string" calcext:value-type="string">
            <text:p>(set! wordstruct '( (( "aa" "t" ) 0) (( "m" "a" ) 0) (( "s" "a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নন্দোৎসৱে</text:p>
          </table:table-cell>
          <table:table-cell office:value-type="string" calcext:value-type="string">
            <text:p>(set! wordstruct '( (( "aa" ) 0) (( "n" "a" "n" ) 0) (( "d" "o" ) 0) (( "t" "s" "a" ) 0) (( "w" "ee" ) 0) ))</text:p>
          </table:table-cell>
          <table:table-cell table:number-columns-repeated="2"/>
          <table:table-cell office:value-type="string" calcext:value-type="string">
            <text:p>আনন্দোৎসৱে</text:p>
          </table:table-cell>
          <table:table-cell office:value-type="string" calcext:value-type="string">
            <text:p>(set! wordstruct '( (( "aa" ) 0) (( "n" "a" "n" ) 0) (( "d" "o" ) 0) (( "a" ) 0) (( "s" "a" ) 0) (( "w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ৰ্তচিৎকাৰ</text:p>
          </table:table-cell>
          <table:table-cell office:value-type="string" calcext:value-type="string">
            <text:p>(set! wordstruct '( (( "aa" "r" ) 0) (( "t" "a" ) 0) (( "c" "i" ) 0) (( "t" "k" "aa" "r" ) 0) ))</text:p>
          </table:table-cell>
          <table:table-cell table:number-columns-repeated="2"/>
          <table:table-cell office:value-type="string" calcext:value-type="string">
            <text:p>আৰ্তচিৎকাৰ</text:p>
          </table:table-cell>
          <table:table-cell office:value-type="string" calcext:value-type="string">
            <text:p>(set! wordstruct '( (( "aa" "r" ) 0) (( "t" "a" ) 0) (( "c" "i" ) 0) (( "a" ) 0) (( "k" "a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চা</text:p>
          </table:table-cell>
          <table:table-cell office:value-type="string" calcext:value-type="string">
            <text:p>(set! wordstruct '( (( "aa" ) 0) (( "l" "a" ) 0) (( "c" "aa" ) 0) ))</text:p>
          </table:table-cell>
          <table:table-cell table:number-columns-repeated="2"/>
          <table:table-cell office:value-type="string" calcext:value-type="string">
            <text:p>আলচা</text:p>
          </table:table-cell>
          <table:table-cell office:value-type="string" calcext:value-type="string">
            <text:p>(set! wordstruct '( (( "aa" "l" ) 0) (( "c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চি</text:p>
          </table:table-cell>
          <table:table-cell office:value-type="string" calcext:value-type="string">
            <text:p>(set! wordstruct '( (( "aa" ) 0) (( "l" "a" ) 0) (( "c" "i" ) 0) ))</text:p>
          </table:table-cell>
          <table:table-cell table:number-columns-repeated="2"/>
          <table:table-cell office:value-type="string" calcext:value-type="string">
            <text:p>আলচি</text:p>
          </table:table-cell>
          <table:table-cell office:value-type="string" calcext:value-type="string">
            <text:p>(set! wordstruct '( (( "aa" "l" ) 0) (( "c" "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চিলে</text:p>
          </table:table-cell>
          <table:table-cell office:value-type="string" calcext:value-type="string">
            <text:p>(set! wordstruct '( (( "aa" ) 0) (( "l" "a" ) 0) (( "c" "i" ) 0) (( "l" "ee" ) 0) ))</text:p>
          </table:table-cell>
          <table:table-cell table:number-columns-repeated="2"/>
          <table:table-cell office:value-type="string" calcext:value-type="string">
            <text:p>আলচিলে</text:p>
          </table:table-cell>
          <table:table-cell office:value-type="string" calcext:value-type="string">
            <text:p>(set! wordstruct '( (( "aa" "l" ) 0) (( "c" "i" ) 0) (( "l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পৈচান</text:p>
          </table:table-cell>
          <table:table-cell office:value-type="string" calcext:value-type="string">
            <text:p>(set! wordstruct '( (( "aa" ) 0) (( "l" "a" ) 0) (( "p" "ei" ) 0) (( "c" "aa" "n" ) 0) ))</text:p>
          </table:table-cell>
          <table:table-cell table:number-columns-repeated="2"/>
          <table:table-cell office:value-type="string" calcext:value-type="string">
            <text:p>আলপৈচান</text:p>
          </table:table-cell>
          <table:table-cell office:value-type="string" calcext:value-type="string">
            <text:p>(set! wordstruct '( (( "aa" "l" ) 0) (( "p" "ei" ) 0) (( "c" "aa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ফুলীয়া</text:p>
          </table:table-cell>
          <table:table-cell office:value-type="string" calcext:value-type="string">
            <text:p>(set! wordstruct '( (( "aa" ) 0) (( "l" "a" ) 0) (( "ph" "u" ) 0) (( "l" "ii" ) 0) (( "y" "aa" ) 0) ))</text:p>
          </table:table-cell>
          <table:table-cell table:number-columns-repeated="2"/>
          <table:table-cell office:value-type="string" calcext:value-type="string">
            <text:p>আলফুলীয়া</text:p>
          </table:table-cell>
          <table:table-cell office:value-type="string" calcext:value-type="string">
            <text:p>(set! wordstruct '( (( "aa" "l" ) 0) (( "ph" "u" ) 0) (( "l" "ii" ) 0) (( "y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ফুলে</text:p>
          </table:table-cell>
          <table:table-cell office:value-type="string" calcext:value-type="string">
            <text:p>(set! wordstruct '( (( "aa" ) 0) (( "l" "a" ) 0) (( "ph" "u" ) 0) (( "l" "ee" ) 0) ))</text:p>
          </table:table-cell>
          <table:table-cell table:number-columns-repeated="2"/>
          <table:table-cell office:value-type="string" calcext:value-type="string">
            <text:p>আলফুলে</text:p>
          </table:table-cell>
          <table:table-cell office:value-type="string" calcext:value-type="string">
            <text:p>(set! wordstruct '( (( "aa" "l" ) 0) (( "ph" "u" ) 0) (( "l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ভিয়ে</text:p>
          </table:table-cell>
          <table:table-cell office:value-type="string" calcext:value-type="string">
            <text:p>(set! wordstruct '( (( "aa" ) 0) (( "l" "a" ) 0) (( "bh" "i" ) 0) (( "y" "ee" ) 0) ))</text:p>
          </table:table-cell>
          <table:table-cell table:number-columns-repeated="2"/>
          <table:table-cell office:value-type="string" calcext:value-type="string">
            <text:p>আলভিয়ে</text:p>
          </table:table-cell>
          <table:table-cell office:value-type="string" calcext:value-type="string">
            <text:p>(set! wordstruct '( (( "aa" "l" ) 0) (( "bh" "i" ) 0) (( "y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মাৰীটোৰ</text:p>
          </table:table-cell>
          <table:table-cell office:value-type="string" calcext:value-type="string">
            <text:p>(set! wordstruct '( (( "aa" ) 0) (( "l" "a" ) 0) (( "m" "aa" ) 0) (( "r" "ii" ) 0) (( "tx" "o" "r" ) 0) ))</text:p>
          </table:table-cell>
          <table:table-cell table:number-columns-repeated="2"/>
          <table:table-cell office:value-type="string" calcext:value-type="string">
            <text:p>আলমাৰীটোৰ</text:p>
          </table:table-cell>
          <table:table-cell office:value-type="string" calcext:value-type="string">
            <text:p>(set! wordstruct '( (( "aa" "l" ) 0) (( "m" "aa" ) 0) (( "r" "ii" ) 0) (( "tx" "o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মাৰীত</text:p>
          </table:table-cell>
          <table:table-cell office:value-type="string" calcext:value-type="string">
            <text:p>(set! wordstruct '( (( "aa" ) 0) (( "l" "a" ) 0) (( "m" "aa" ) 0) (( "r" "ii" "t" ) 0) ))</text:p>
          </table:table-cell>
          <table:table-cell table:number-columns-repeated="2"/>
          <table:table-cell office:value-type="string" calcext:value-type="string">
            <text:p>আলমাৰীত</text:p>
          </table:table-cell>
          <table:table-cell office:value-type="string" calcext:value-type="string">
            <text:p>(set! wordstruct '( (( "aa" "l" ) 0) (( "m" "aa" ) 0) (( "r" "ii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হী</text:p>
          </table:table-cell>
          <table:table-cell office:value-type="string" calcext:value-type="string">
            <text:p>(set! wordstruct '( (( "aa" ) 0) (( "l" "a" ) 0) (( "h" "ii" ) 0) ))</text:p>
          </table:table-cell>
          <table:table-cell table:number-columns-repeated="2"/>
          <table:table-cell office:value-type="string" calcext:value-type="string">
            <text:p>আলহী</text:p>
          </table:table-cell>
          <table:table-cell office:value-type="string" calcext:value-type="string">
            <text:p>(set! wordstruct '( (( "aa" "l" ) 0) (( "h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হীক</text:p>
          </table:table-cell>
          <table:table-cell office:value-type="string" calcext:value-type="string">
            <text:p>(set! wordstruct '( (( "aa" ) 0) (( "l" "a" ) 0) (( "h" "ii" "k" ) 0) ))</text:p>
          </table:table-cell>
          <table:table-cell table:number-columns-repeated="2"/>
          <table:table-cell office:value-type="string" calcext:value-type="string">
            <text:p>আলহীক</text:p>
          </table:table-cell>
          <table:table-cell office:value-type="string" calcext:value-type="string">
            <text:p>(set! wordstruct '( (( "aa" "l" ) 0) (( "h" "ii" "k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হীকও</text:p>
          </table:table-cell>
          <table:table-cell office:value-type="string" calcext:value-type="string">
            <text:p>(set! wordstruct '( (( "aa" ) 0) (( "l" "a" ) 0) (( "h" "ii" ) 0) (( "k" "a" ) 0) (( "o" ) 0) ))</text:p>
          </table:table-cell>
          <table:table-cell table:number-columns-repeated="2"/>
          <table:table-cell office:value-type="string" calcext:value-type="string">
            <text:p>আলহীকও</text:p>
          </table:table-cell>
          <table:table-cell office:value-type="string" calcext:value-type="string">
            <text:p>(set! wordstruct '( (( "aa" "l" ) 0) (( "h" "ii" ) 0) (( "k" "a" ) 0) ((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হীয়ে</text:p>
          </table:table-cell>
          <table:table-cell office:value-type="string" calcext:value-type="string">
            <text:p>(set! wordstruct '( (( "aa" ) 0) (( "l" "a" ) 0) (( "h" "ii" ) 0) (( "y" "ee" ) 0) ))</text:p>
          </table:table-cell>
          <table:table-cell table:number-columns-repeated="2"/>
          <table:table-cell office:value-type="string" calcext:value-type="string">
            <text:p>আলহীয়ে</text:p>
          </table:table-cell>
          <table:table-cell office:value-type="string" calcext:value-type="string">
            <text:p>(set! wordstruct '( (( "aa" "l" ) 0) (( "h" "ii" ) 0) (( "y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লহীৰ</text:p>
          </table:table-cell>
          <table:table-cell office:value-type="string" calcext:value-type="string">
            <text:p>(set! wordstruct '( (( "aa" ) 0) (( "l" "a" ) 0) (( "h" "ii" "r" ) 0) ))</text:p>
          </table:table-cell>
          <table:table-cell table:number-columns-repeated="2"/>
          <table:table-cell office:value-type="string" calcext:value-type="string">
            <text:p>আলহীৰ</text:p>
          </table:table-cell>
          <table:table-cell office:value-type="string" calcext:value-type="string">
            <text:p>(set! wordstruct '( (( "aa" "l" ) 0) (( "h" "ii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কচোন</text:p>
          </table:table-cell>
          <table:table-cell office:value-type="string" calcext:value-type="string">
            <text:p>(set! wordstruct '( (( "aa" ) 0) (( "h" "a" "k" ) 0) (( "c" "o" "n" ) 0) ))</text:p>
          </table:table-cell>
          <table:table-cell table:number-columns-repeated="2"/>
          <table:table-cell office:value-type="string" calcext:value-type="string">
            <text:p>আহকচোন</text:p>
          </table:table-cell>
          <table:table-cell office:value-type="string" calcext:value-type="string">
            <text:p>(set! wordstruct '( (( "aa" "h" ) 0) (( "k" "a" ) 0) (( "c" "o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তৰ</text:p>
          </table:table-cell>
          <table:table-cell office:value-type="string" calcext:value-type="string">
            <text:p>(set! wordstruct '( (( "aa" ) 0) (( "h" "a" ) 0) (( "t" "a" "r" ) 0) ))</text:p>
          </table:table-cell>
          <table:table-cell table:number-columns-repeated="2"/>
          <table:table-cell office:value-type="string" calcext:value-type="string">
            <text:p>আহতৰ</text:p>
          </table:table-cell>
          <table:table-cell office:value-type="string" calcext:value-type="string">
            <text:p>(set! wordstruct '( (( "aa" "h" ) 0) (( "t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মদ</text:p>
          </table:table-cell>
          <table:table-cell office:value-type="string" calcext:value-type="string">
            <text:p>(set! wordstruct '( (( "aa" ) 0) (( "h" "a" ) 0) (( "m" "a" "d" ) 0) ))</text:p>
          </table:table-cell>
          <table:table-cell table:number-columns-repeated="2"/>
          <table:table-cell office:value-type="string" calcext:value-type="string">
            <text:p>আহমদ</text:p>
          </table:table-cell>
          <table:table-cell office:value-type="string" calcext:value-type="string">
            <text:p>(set! wordstruct '( (( "aa" "h" ) 0) (( "m" "a" "d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মদাবাদত</text:p>
          </table:table-cell>
          <table:table-cell office:value-type="string" calcext:value-type="string">
            <text:p>(set! wordstruct '( (( "aa" ) 0) (( "h" "a" "m" ) 0) (( "d" "aa" ) 0) (( "b" "aa" ) 0) (( "d" "a" "t" ) 0) ))</text:p>
          </table:table-cell>
          <table:table-cell table:number-columns-repeated="2"/>
          <table:table-cell office:value-type="string" calcext:value-type="string">
            <text:p>আহমদাবাদত</text:p>
          </table:table-cell>
          <table:table-cell office:value-type="string" calcext:value-type="string">
            <text:p>(set! wordstruct '( (( "aa" "h" ) 0) (( "m" "a" ) 0) (( "d" "aa" ) 0) (( "b" "aa" ) 0) (( "d" "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মেদ</text:p>
          </table:table-cell>
          <table:table-cell office:value-type="string" calcext:value-type="string">
            <text:p>(set! wordstruct '( (( "aa" ) 0) (( "h" "a" ) 0) (( "m" "ee" "d" ) 0) ))</text:p>
          </table:table-cell>
          <table:table-cell table:number-columns-repeated="2"/>
          <table:table-cell office:value-type="string" calcext:value-type="string">
            <text:p>আহমেদ</text:p>
          </table:table-cell>
          <table:table-cell office:value-type="string" calcext:value-type="string">
            <text:p>(set! wordstruct '( (( "aa" "h" ) 0) (( "m" "ee" "d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মেদক</text:p>
          </table:table-cell>
          <table:table-cell office:value-type="string" calcext:value-type="string">
            <text:p>(set! wordstruct '( (( "aa" ) 0) (( "h" "a" ) 0) (( "m" "ee" ) 0) (( "d" "a" "k" ) 0) ))</text:p>
          </table:table-cell>
          <table:table-cell table:number-columns-repeated="2"/>
          <table:table-cell office:value-type="string" calcext:value-type="string">
            <text:p>আহমেদক</text:p>
          </table:table-cell>
          <table:table-cell office:value-type="string" calcext:value-type="string">
            <text:p>(set! wordstruct '( (( "aa" "h" ) 0) (( "m" "ee" ) 0) (( "d" "a" "k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মেদৰ</text:p>
          </table:table-cell>
          <table:table-cell office:value-type="string" calcext:value-type="string">
            <text:p>(set! wordstruct '( (( "aa" ) 0) (( "h" "a" ) 0) (( "m" "ee" ) 0) (( "d" "a" "r" ) 0) ))</text:p>
          </table:table-cell>
          <table:table-cell table:number-columns-repeated="2"/>
          <table:table-cell office:value-type="string" calcext:value-type="string">
            <text:p>আহমেদৰ</text:p>
          </table:table-cell>
          <table:table-cell office:value-type="string" calcext:value-type="string">
            <text:p>(set! wordstruct '( (( "aa" "h" ) 0) (( "m" "ee" ) 0) (( "d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মেদাবাদত</text:p>
          </table:table-cell>
          <table:table-cell office:value-type="string" calcext:value-type="string">
            <text:p>(set! wordstruct '( (( "aa" ) 0) (( "h" "a" ) 0) (( "m" "ee" ) 0) (( "d" "aa" ) 0) (( "b" "aa" ) 0) (( "d" "a" "t" ) 0) ))</text:p>
          </table:table-cell>
          <table:table-cell table:number-columns-repeated="2"/>
          <table:table-cell office:value-type="string" calcext:value-type="string">
            <text:p>আহমেদাবাদত</text:p>
          </table:table-cell>
          <table:table-cell office:value-type="string" calcext:value-type="string">
            <text:p>(set! wordstruct '( (( "aa" "h" ) 0) (( "m" "ee" ) 0) (( "d" "aa" ) 0) (( "b" "aa" ) 0) (( "d" "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আহমেদাবাদৰ</text:p>
          </table:table-cell>
          <table:table-cell office:value-type="string" calcext:value-type="string">
            <text:p>(set! wordstruct '( (( "aa" ) 0) (( "h" "a" ) 0) (( "m" "ee" ) 0) (( "d" "aa" ) 0) (( "b" "aa" ) 0) (( "d" "a" "r" ) 0) ))</text:p>
          </table:table-cell>
          <table:table-cell table:number-columns-repeated="2"/>
          <table:table-cell office:value-type="string" calcext:value-type="string">
            <text:p>আহমেদাবাদৰ</text:p>
          </table:table-cell>
          <table:table-cell office:value-type="string" calcext:value-type="string">
            <text:p>(set! wordstruct '( (( "aa" "h" ) 0) (( "m" "ee" ) 0) (( "d" "aa" ) 0) (( "b" "aa" ) 0) (( "d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ইহসংসাৰ</text:p>
          </table:table-cell>
          <table:table-cell office:value-type="string" calcext:value-type="string">
            <text:p>(set! wordstruct '( (( "i" ) 0) (( "h" "a" ) 0) (( "s" "a" "q" ) 0) (( "s" "aa" "r" ) 0) ))</text:p>
          </table:table-cell>
          <table:table-cell table:number-columns-repeated="2"/>
          <table:table-cell office:value-type="string" calcext:value-type="string">
            <text:p>ইহসংসাৰ</text:p>
          </table:table-cell>
          <table:table-cell office:value-type="string" calcext:value-type="string">
            <text:p>(set! wordstruct '( (( "i" "h" ) 0) (( "s" "a" "q" ) 0) (( "s" "a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কট</text:p>
          </table:table-cell>
          <table:table-cell office:value-type="string" calcext:value-type="string">
            <text:p>(set! wordstruct '( (( "u" ) 0) (( "t" "k" "a" "tx" ) 0) ))</text:p>
          </table:table-cell>
          <table:table-cell table:number-columns-repeated="2"/>
          <table:table-cell office:value-type="string" calcext:value-type="string">
            <text:p>উৎকট</text:p>
          </table:table-cell>
          <table:table-cell office:value-type="string" calcext:value-type="string">
            <text:p>(set! wordstruct '( (( "u" ) 0) (( "a" ) 0) (( "k" "a" "tx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কণ্ঠাৰে</text:p>
          </table:table-cell>
          <table:table-cell office:value-type="string" calcext:value-type="string">
            <text:p>(set! wordstruct '( (( "u" ) 0) (( "t" "k" "a" "nx" ) 0) (( "txh" "aa" ) 0) (( "r" "ee" ) 0) ))</text:p>
          </table:table-cell>
          <table:table-cell table:number-columns-repeated="2"/>
          <table:table-cell office:value-type="string" calcext:value-type="string">
            <text:p>উৎকণ্ঠাৰে</text:p>
          </table:table-cell>
          <table:table-cell office:value-type="string" calcext:value-type="string">
            <text:p>(set! wordstruct '( (( "u" ) 0) (( "a" ) 0) (( "k" "a" "nx" ) 0) (( "txh" "aa" ) 0) (( "r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কন্ঠতাৰে</text:p>
          </table:table-cell>
          <table:table-cell office:value-type="string" calcext:value-type="string">
            <text:p>(set! wordstruct '( (( "u" ) 0) (( "t" "k" "a" "n" ) 0) (( "txh" "a" ) 0) (( "t" "aa" ) 0) (( "r" "ee" ) 0) ))</text:p>
          </table:table-cell>
          <table:table-cell table:number-columns-repeated="2"/>
          <table:table-cell office:value-type="string" calcext:value-type="string">
            <text:p>উৎকন্ঠতাৰে</text:p>
          </table:table-cell>
          <table:table-cell office:value-type="string" calcext:value-type="string">
            <text:p>(set! wordstruct '( (( "u" ) 0) (( "a" ) 0) (( "k" "a" "n" ) 0) (( "txh" "a" ) 0) (( "t" "aa" ) 0) (( "r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কন্ঠা</text:p>
          </table:table-cell>
          <table:table-cell office:value-type="string" calcext:value-type="string">
            <text:p>(set! wordstruct '( (( "u" ) 0) (( "t" "k" "a" "n" ) 0) (( "txh" "aa" ) 0) ))</text:p>
          </table:table-cell>
          <table:table-cell table:number-columns-repeated="2"/>
          <table:table-cell office:value-type="string" calcext:value-type="string">
            <text:p>উৎকন্ঠা</text:p>
          </table:table-cell>
          <table:table-cell office:value-type="string" calcext:value-type="string">
            <text:p>(set! wordstruct '( (( "u" ) 0) (( "a" ) 0) (( "k" "a" "n" ) 0) (( "txh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কৃষ্ট</text:p>
          </table:table-cell>
          <table:table-cell office:value-type="string" calcext:value-type="string">
            <text:p>(set! wordstruct '( (( "u" ) 0) (( "t" "k" "rq" "sx" "tx" ) 0) ))</text:p>
          </table:table-cell>
          <table:table-cell table:number-columns-repeated="2"/>
          <table:table-cell office:value-type="string" calcext:value-type="string">
            <text:p>উৎকৃষ্ট</text:p>
          </table:table-cell>
          <table:table-cell office:value-type="string" calcext:value-type="string">
            <text:p>(set! wordstruct '( (( "u" ) 0) (( "a" ) 0) (( "k" "rq" "sx" "tx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কোচ</text:p>
          </table:table-cell>
          <table:table-cell office:value-type="string" calcext:value-type="string">
            <text:p>(set! wordstruct '( (( "u" ) 0) (( "t" "k" "o" "c" ) 0) ))</text:p>
          </table:table-cell>
          <table:table-cell table:number-columns-repeated="2"/>
          <table:table-cell office:value-type="string" calcext:value-type="string">
            <text:p>উৎকোচ</text:p>
          </table:table-cell>
          <table:table-cell office:value-type="string" calcext:value-type="string">
            <text:p>(set! wordstruct '( (( "u" ) 0) (( "a" ) 0) (( "k" "o" "c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ক্ষেপন</text:p>
          </table:table-cell>
          <table:table-cell office:value-type="string" calcext:value-type="string">
            <text:p>(set! wordstruct '( (( "u" "t" "k" ) 0) (( "sx" "ee" ) 0) (( "p" "a" "n" ) 0) ))</text:p>
          </table:table-cell>
          <table:table-cell table:number-columns-repeated="2"/>
          <table:table-cell office:value-type="string" calcext:value-type="string">
            <text:p>উৎক্ষেপন</text:p>
          </table:table-cell>
          <table:table-cell office:value-type="string" calcext:value-type="string">
            <text:p>(set! wordstruct '( (( "u" ) 0) (( "a" "k" ) 0) (( "sx" "ee" ) 0) (( "p" "a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পন্ন</text:p>
          </table:table-cell>
          <table:table-cell office:value-type="string" calcext:value-type="string">
            <text:p>(set! wordstruct '( (( "u" ) 0) (( "t" "p" "a" "n" "n" ) 0) ))</text:p>
          </table:table-cell>
          <table:table-cell table:number-columns-repeated="2"/>
          <table:table-cell office:value-type="string" calcext:value-type="string">
            <text:p>উৎপন্ন</text:p>
          </table:table-cell>
          <table:table-cell office:value-type="string" calcext:value-type="string">
            <text:p>(set! wordstruct '( (( "u" ) 0) (( "a" ) 0) (( "p" "a" "n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পল</text:p>
          </table:table-cell>
          <table:table-cell office:value-type="string" calcext:value-type="string">
            <text:p>(set! wordstruct '( (( "u" ) 0) (( "t" "p" "a" "l" ) 0) ))</text:p>
          </table:table-cell>
          <table:table-cell table:number-columns-repeated="2"/>
          <table:table-cell office:value-type="string" calcext:value-type="string">
            <text:p>উৎপল</text:p>
          </table:table-cell>
          <table:table-cell office:value-type="string" calcext:value-type="string">
            <text:p>(set! wordstruct '( (( "u" ) 0) (( "a" ) 0) (( "p" "a" "l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পাত</text:p>
          </table:table-cell>
          <table:table-cell office:value-type="string" calcext:value-type="string">
            <text:p>(set! wordstruct '( (( "u" ) 0) (( "t" "p" "aa" "t" ) 0) ))</text:p>
          </table:table-cell>
          <table:table-cell table:number-columns-repeated="2"/>
          <table:table-cell office:value-type="string" calcext:value-type="string">
            <text:p>উৎপাত</text:p>
          </table:table-cell>
          <table:table-cell office:value-type="string" calcext:value-type="string">
            <text:p>(set! wordstruct '( (( "u" ) 0) (( "a" ) 0) (( "p" "a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পাতত</text:p>
          </table:table-cell>
          <table:table-cell office:value-type="string" calcext:value-type="string">
            <text:p>(set! wordstruct '( (( "u" ) 0) (( "t" "p" "aa" ) 0) (( "t" "a" "t" ) 0) ))</text:p>
          </table:table-cell>
          <table:table-cell table:number-columns-repeated="2"/>
          <table:table-cell office:value-type="string" calcext:value-type="string">
            <text:p>উৎপাতত</text:p>
          </table:table-cell>
          <table:table-cell office:value-type="string" calcext:value-type="string">
            <text:p>(set! wordstruct '( (( "u" ) 0) (( "a" ) 0) (( "p" "aa" ) 0) (( "t" "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পাদক</text:p>
          </table:table-cell>
          <table:table-cell office:value-type="string" calcext:value-type="string">
            <text:p>(set! wordstruct '( (( "u" ) 0) (( "t" "p" "aa" ) 0) (( "d" "a" "k" ) 0) ))</text:p>
          </table:table-cell>
          <table:table-cell table:number-columns-repeated="2"/>
          <table:table-cell office:value-type="string" calcext:value-type="string">
            <text:p>উৎপাদক</text:p>
          </table:table-cell>
          <table:table-cell office:value-type="string" calcext:value-type="string">
            <text:p>(set! wordstruct '( (( "u" ) 0) (( "a" ) 0) (( "p" "aa" ) 0) (( "d" "a" "k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পাদন</text:p>
          </table:table-cell>
          <table:table-cell office:value-type="string" calcext:value-type="string">
            <text:p>(set! wordstruct '( (( "u" ) 0) (( "t" "p" "aa" ) 0) (( "d" "a" "n" ) 0) ))</text:p>
          </table:table-cell>
          <table:table-cell table:number-columns-repeated="2"/>
          <table:table-cell office:value-type="string" calcext:value-type="string">
            <text:p>উৎপাদন</text:p>
          </table:table-cell>
          <table:table-cell office:value-type="string" calcext:value-type="string">
            <text:p>(set! wordstruct '( (( "u" ) 0) (( "a" ) 0) (( "p" "aa" ) 0) (( "d" "a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পাদনৰ</text:p>
          </table:table-cell>
          <table:table-cell office:value-type="string" calcext:value-type="string">
            <text:p>(set! wordstruct '( (( "u" ) 0) (( "t" "p" "aa" "d" ) 0) (( "n" "a" "r" ) 0) ))</text:p>
          </table:table-cell>
          <table:table-cell table:number-columns-repeated="2"/>
          <table:table-cell office:value-type="string" calcext:value-type="string">
            <text:p>উৎপাদনৰ</text:p>
          </table:table-cell>
          <table:table-cell office:value-type="string" calcext:value-type="string">
            <text:p>(set! wordstruct '( (( "u" ) 0) (( "a" ) 0) (( "p" "aa" "d" ) 0) (( "n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পীড়ন</text:p>
          </table:table-cell>
          <table:table-cell office:value-type="string" calcext:value-type="string">
            <text:p>(set! wordstruct '( (( "u" ) 0) (( "t" "p" "ii" ) 0) (( "dxq" "a" "n" ) 0) ))</text:p>
          </table:table-cell>
          <table:table-cell table:number-columns-repeated="2"/>
          <table:table-cell office:value-type="string" calcext:value-type="string">
            <text:p>উৎপীড়ন</text:p>
          </table:table-cell>
          <table:table-cell office:value-type="string" calcext:value-type="string">
            <text:p>(set! wordstruct '( (( "u" ) 0) (( "a" ) 0) (( "p" "ii" ) 0) (( "dxq" "a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পীড়নতো</text:p>
          </table:table-cell>
          <table:table-cell office:value-type="string" calcext:value-type="string">
            <text:p>(set! wordstruct '( (( "u" ) 0) (( "t" "p" "ii" ) 0) (( "dxq" "a" "n" ) 0) (( "t" "o" ) 0) ))</text:p>
          </table:table-cell>
          <table:table-cell table:number-columns-repeated="2"/>
          <table:table-cell office:value-type="string" calcext:value-type="string">
            <text:p>উৎপীড়নতো</text:p>
          </table:table-cell>
          <table:table-cell office:value-type="string" calcext:value-type="string">
            <text:p>(set! wordstruct '( (( "u" ) 0) (( "a" ) 0) (( "p" "ii" ) 0) (( "dxq" "a" "n" ) 0) (( "t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পীড়নৰ</text:p>
          </table:table-cell>
          <table:table-cell office:value-type="string" calcext:value-type="string">
            <text:p>(set! wordstruct '( (( "u" ) 0) (( "t" "p" "ii" "dxq" ) 0) (( "n" "a" "r" ) 0) ))</text:p>
          </table:table-cell>
          <table:table-cell table:number-columns-repeated="2"/>
          <table:table-cell office:value-type="string" calcext:value-type="string">
            <text:p>উৎপীড়নৰ</text:p>
          </table:table-cell>
          <table:table-cell office:value-type="string" calcext:value-type="string">
            <text:p>(set! wordstruct '( (( "u" ) 0) (( "a" ) 0) (( "p" "ii" "dxq" ) 0) (( "n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ফুল্লিত</text:p>
          </table:table-cell>
          <table:table-cell office:value-type="string" calcext:value-type="string">
            <text:p>(set! wordstruct '( (( "u" ) 0) (( "t" "ph" "u" ) 0) (( "l" "l" "i" "t" ) 0) ))</text:p>
          </table:table-cell>
          <table:table-cell table:number-columns-repeated="2"/>
          <table:table-cell office:value-type="string" calcext:value-type="string">
            <text:p>উৎফুল্লিত</text:p>
          </table:table-cell>
          <table:table-cell office:value-type="string" calcext:value-type="string">
            <text:p>(set! wordstruct '( (( "u" ) 0) (( "a" ) 0) (( "ph" "u" ) 0) (( "l" "l" "i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শৃংখল</text:p>
          </table:table-cell>
          <table:table-cell office:value-type="string" calcext:value-type="string">
            <text:p>(set! wordstruct '( (( "u" ) 0) (( "t" "sh" "rq" "q" ) 0) (( "kh" "a" "l" ) 0) ))</text:p>
          </table:table-cell>
          <table:table-cell table:number-columns-repeated="2"/>
          <table:table-cell office:value-type="string" calcext:value-type="string">
            <text:p>উৎশৃংখল</text:p>
          </table:table-cell>
          <table:table-cell office:value-type="string" calcext:value-type="string">
            <text:p>(set! wordstruct '( (( "u" ) 0) (( "a" ) 0) (( "sh" "rq" "q" ) 0) (( "kh" "a" "l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</text:p>
          </table:table-cell>
          <table:table-cell office:value-type="string" calcext:value-type="string">
            <text:p>(set! wordstruct '( (( "u" "t" "s" ) 0) ))</text:p>
          </table:table-cell>
          <table:table-cell table:number-columns-repeated="2"/>
          <table:table-cell office:value-type="string" calcext:value-type="string">
            <text:p>উৎস</text:p>
          </table:table-cell>
          <table:table-cell office:value-type="string" calcext:value-type="string">
            <text:p>(set! wordstruct '( (( "u" ) 0) (( "a" "s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টো</text:p>
          </table:table-cell>
          <table:table-cell office:value-type="string" calcext:value-type="string">
            <text:p>(set! wordstruct '( (( "u" "t" "s" ) 0) (( "tx" "o" ) 0) ))</text:p>
          </table:table-cell>
          <table:table-cell table:number-columns-repeated="2"/>
          <table:table-cell office:value-type="string" calcext:value-type="string">
            <text:p>উৎসটো</text:p>
          </table:table-cell>
          <table:table-cell office:value-type="string" calcext:value-type="string">
            <text:p>(set! wordstruct '( (( "u" ) 0) (( "a" "s" ) 0) (( "tx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টোৰ</text:p>
          </table:table-cell>
          <table:table-cell office:value-type="string" calcext:value-type="string">
            <text:p>(set! wordstruct '( (( "u" "t" "s" ) 0) (( "tx" "o" "r" ) 0) ))</text:p>
          </table:table-cell>
          <table:table-cell table:number-columns-repeated="2"/>
          <table:table-cell office:value-type="string" calcext:value-type="string">
            <text:p>উৎসটোৰ</text:p>
          </table:table-cell>
          <table:table-cell office:value-type="string" calcext:value-type="string">
            <text:p>(set! wordstruct '( (( "u" ) 0) (( "a" "s" ) 0) (( "tx" "o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ৱ</text:p>
          </table:table-cell>
          <table:table-cell office:value-type="string" calcext:value-type="string">
            <text:p>(set! wordstruct '( (( "u" ) 0) (( "t" "s" "a" "w" ) 0) ))</text:p>
          </table:table-cell>
          <table:table-cell table:number-columns-repeated="2"/>
          <table:table-cell office:value-type="string" calcext:value-type="string">
            <text:p>উৎসৱ</text:p>
          </table:table-cell>
          <table:table-cell office:value-type="string" calcext:value-type="string">
            <text:p>(set! wordstruct '( (( "u" ) 0) (( "a" ) 0) (( "s" "a" "w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ৱটি</text:p>
          </table:table-cell>
          <table:table-cell office:value-type="string" calcext:value-type="string">
            <text:p>(set! wordstruct '( (( "u" ) 0) (( "t" "s" "a" ) 0) (( "w" "tx" "i" ) 0) ))</text:p>
          </table:table-cell>
          <table:table-cell table:number-columns-repeated="2"/>
          <table:table-cell office:value-type="string" calcext:value-type="string">
            <text:p>উৎসৱটি</text:p>
          </table:table-cell>
          <table:table-cell office:value-type="string" calcext:value-type="string">
            <text:p>(set! wordstruct '( (( "u" ) 0) (( "a" ) 0) (( "s" "a" ) 0) (( "w" "tx" "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ৱত</text:p>
          </table:table-cell>
          <table:table-cell office:value-type="string" calcext:value-type="string">
            <text:p>(set! wordstruct '( (( "u" ) 0) (( "t" "s" "a" "w" "t" ) 0) ))</text:p>
          </table:table-cell>
          <table:table-cell table:number-columns-repeated="2"/>
          <table:table-cell office:value-type="string" calcext:value-type="string">
            <text:p>উৎসৱত</text:p>
          </table:table-cell>
          <table:table-cell office:value-type="string" calcext:value-type="string">
            <text:p>(set! wordstruct '( (( "u" ) 0) (( "a" ) 0) (( "s" "a" "w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ৱবোৰ</text:p>
          </table:table-cell>
          <table:table-cell office:value-type="string" calcext:value-type="string">
            <text:p>(set! wordstruct '( (( "u" ) 0) (( "t" "s" "a" ) 0) (( "w" "b" "o" "r" ) 0) ))</text:p>
          </table:table-cell>
          <table:table-cell table:number-columns-repeated="2"/>
          <table:table-cell office:value-type="string" calcext:value-type="string">
            <text:p>উৎসৱবোৰ</text:p>
          </table:table-cell>
          <table:table-cell office:value-type="string" calcext:value-type="string">
            <text:p>(set! wordstruct '( (( "u" ) 0) (( "a" ) 0) (( "s" "a" ) 0) (( "w" "b" "o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ৱৰ</text:p>
          </table:table-cell>
          <table:table-cell office:value-type="string" calcext:value-type="string">
            <text:p>(set! wordstruct '( (( "u" ) 0) (( "t" "s" "a" "w" "r" ) 0) ))</text:p>
          </table:table-cell>
          <table:table-cell table:number-columns-repeated="2"/>
          <table:table-cell office:value-type="string" calcext:value-type="string">
            <text:p>উৎসৱৰ</text:p>
          </table:table-cell>
          <table:table-cell office:value-type="string" calcext:value-type="string">
            <text:p>(set! wordstruct '( (( "u" ) 0) (( "a" ) 0) (( "s" "a" "w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ৱো</text:p>
          </table:table-cell>
          <table:table-cell office:value-type="string" calcext:value-type="string">
            <text:p>(set! wordstruct '( (( "u" ) 0) (( "t" "s" "a" ) 0) (( "w" "o" ) 0) ))</text:p>
          </table:table-cell>
          <table:table-cell table:number-columns-repeated="2"/>
          <table:table-cell office:value-type="string" calcext:value-type="string">
            <text:p>উৎসৱো</text:p>
          </table:table-cell>
          <table:table-cell office:value-type="string" calcext:value-type="string">
            <text:p>(set! wordstruct '( (( "u" ) 0) (( "a" ) 0) (( "s" "a" ) 0) (( "w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াহ</text:p>
          </table:table-cell>
          <table:table-cell office:value-type="string" calcext:value-type="string">
            <text:p>(set! wordstruct '( (( "u" ) 0) (( "t" "s" "aa" "h" ) 0) ))</text:p>
          </table:table-cell>
          <table:table-cell table:number-columns-repeated="2"/>
          <table:table-cell office:value-type="string" calcext:value-type="string">
            <text:p>উৎসাহ</text:p>
          </table:table-cell>
          <table:table-cell office:value-type="string" calcext:value-type="string">
            <text:p>(set! wordstruct '( (( "u" ) 0) (( "a" ) 0) (( "s" "aa" "h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াহতে</text:p>
          </table:table-cell>
          <table:table-cell office:value-type="string" calcext:value-type="string">
            <text:p>(set! wordstruct '( (( "u" ) 0) (( "t" "s" "aa" "h" ) 0) (( "t" "ee" ) 0) ))</text:p>
          </table:table-cell>
          <table:table-cell table:number-columns-repeated="2"/>
          <table:table-cell office:value-type="string" calcext:value-type="string">
            <text:p>উৎসাহতে</text:p>
          </table:table-cell>
          <table:table-cell office:value-type="string" calcext:value-type="string">
            <text:p>(set! wordstruct '( (( "u" ) 0) (( "a" ) 0) (( "s" "aa" "h" ) 0) (( "t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াহপূৰ্ন</text:p>
          </table:table-cell>
          <table:table-cell office:value-type="string" calcext:value-type="string">
            <text:p>(set! wordstruct '( (( "u" ) 0) (( "t" "s" "aa" "h" ) 0) (( "p" "uu" "r" "n" ) 0) ))</text:p>
          </table:table-cell>
          <table:table-cell table:number-columns-repeated="2"/>
          <table:table-cell office:value-type="string" calcext:value-type="string">
            <text:p>উৎসাহপূৰ্ন</text:p>
          </table:table-cell>
          <table:table-cell office:value-type="string" calcext:value-type="string">
            <text:p>(set! wordstruct '( (( "u" ) 0) (( "a" ) 0) (( "s" "aa" "h" ) 0) (( "p" "uu" "r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াহিত</text:p>
          </table:table-cell>
          <table:table-cell office:value-type="string" calcext:value-type="string">
            <text:p>(set! wordstruct '( (( "u" ) 0) (( "t" "s" "aa" ) 0) (( "h" "i" "t" ) 0) ))</text:p>
          </table:table-cell>
          <table:table-cell table:number-columns-repeated="2"/>
          <table:table-cell office:value-type="string" calcext:value-type="string">
            <text:p>উৎসাহিত</text:p>
          </table:table-cell>
          <table:table-cell office:value-type="string" calcext:value-type="string">
            <text:p>(set! wordstruct '( (( "u" ) 0) (( "a" ) 0) (( "s" "aa" ) 0) (( "h" "i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াহেৰে</text:p>
          </table:table-cell>
          <table:table-cell office:value-type="string" calcext:value-type="string">
            <text:p>(set! wordstruct '( (( "u" ) 0) (( "t" "s" "aa" ) 0) (( "h" "ee" ) 0) (( "r" "ee" ) 0) ))</text:p>
          </table:table-cell>
          <table:table-cell table:number-columns-repeated="2"/>
          <table:table-cell office:value-type="string" calcext:value-type="string">
            <text:p>উৎসাহেৰে</text:p>
          </table:table-cell>
          <table:table-cell office:value-type="string" calcext:value-type="string">
            <text:p>(set! wordstruct '( (( "u" ) 0) (( "a" ) 0) (( "s" "aa" ) 0) (( "h" "ee" ) 0) (( "r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ৎসুকতাই</text:p>
          </table:table-cell>
          <table:table-cell office:value-type="string" calcext:value-type="string">
            <text:p>(set! wordstruct '( (( "u" ) 0) (( "t" "s" "u" "k" ) 0) (( "t" "aa" ) 0) (( "i" ) 0) ))</text:p>
          </table:table-cell>
          <table:table-cell table:number-columns-repeated="2"/>
          <table:table-cell office:value-type="string" calcext:value-type="string">
            <text:p>উৎসুকতাই</text:p>
          </table:table-cell>
          <table:table-cell office:value-type="string" calcext:value-type="string">
            <text:p>(set! wordstruct '( (( "u" ) 0) (( "a" ) 0) (( "s" "u" "k" ) 0) (( "t" "aa" ) 0) (( "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লটি</text:p>
          </table:table-cell>
          <table:table-cell office:value-type="string" calcext:value-type="string">
            <text:p>(set! wordstruct '( (( "u" ) 0) (( "l" "a" ) 0) (( "tx" "i" ) 0) ))</text:p>
          </table:table-cell>
          <table:table-cell table:number-columns-repeated="2"/>
          <table:table-cell office:value-type="string" calcext:value-type="string">
            <text:p>উলটি</text:p>
          </table:table-cell>
          <table:table-cell office:value-type="string" calcext:value-type="string">
            <text:p>(set! wordstruct '( (( "u" "l" ) 0) (( "tx" "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উলহমালহেৰে</text:p>
          </table:table-cell>
          <table:table-cell office:value-type="string" calcext:value-type="string">
            <text:p>(set! wordstruct '( (( "u" ) 0) (( "l" "a" "h" ) 0) (( "m" "aa" "l" ) 0) (( "h" "ee" ) 0) (( "r" "ee" ) 0) ))</text:p>
          </table:table-cell>
          <table:table-cell table:number-columns-repeated="2"/>
          <table:table-cell office:value-type="string" calcext:value-type="string">
            <text:p>উলহমালহেৰে</text:p>
          </table:table-cell>
          <table:table-cell office:value-type="string" calcext:value-type="string">
            <text:p>(set! wordstruct '( (( "u" "l" ) 0) (( "h" "a" ) 0) (( "m" "aa" "l" ) 0) (( "h" "ee" ) 0) (( "r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ঊৎসৱ</text:p>
          </table:table-cell>
          <table:table-cell office:value-type="string" calcext:value-type="string">
            <text:p>(set! wordstruct '( (( "uu" ) 0) (( "t" "s" "a" "w" ) 0) ))</text:p>
          </table:table-cell>
          <table:table-cell table:number-columns-repeated="2"/>
          <table:table-cell office:value-type="string" calcext:value-type="string">
            <text:p>ঊৎসৱ</text:p>
          </table:table-cell>
          <table:table-cell office:value-type="string" calcext:value-type="string">
            <text:p>(set! wordstruct '( (( "uu" ) 0) (( "a" ) 0) (( "s" "a" "w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ঊৎসৱবোৰ</text:p>
          </table:table-cell>
          <table:table-cell office:value-type="string" calcext:value-type="string">
            <text:p>(set! wordstruct '( (( "uu" ) 0) (( "t" "s" "a" ) 0) (( "w" "b" "o" "r" ) 0) ))</text:p>
          </table:table-cell>
          <table:table-cell table:number-columns-repeated="2"/>
          <table:table-cell office:value-type="string" calcext:value-type="string">
            <text:p>ঊৎসৱবোৰ</text:p>
          </table:table-cell>
          <table:table-cell office:value-type="string" calcext:value-type="string">
            <text:p>(set! wordstruct '( (( "uu" ) 0) (( "a" ) 0) (( "s" "a" ) 0) (( "w" "b" "o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লগী</text:p>
          </table:table-cell>
          <table:table-cell office:value-type="string" calcext:value-type="string">
            <text:p>(set! wordstruct '( (( "ee" ) 0) (( "l" "a" ) 0) (( "g" "ii" ) 0) ))</text:p>
          </table:table-cell>
          <table:table-cell table:number-columns-repeated="2"/>
          <table:table-cell office:value-type="string" calcext:value-type="string">
            <text:p>এলগী</text:p>
          </table:table-cell>
          <table:table-cell office:value-type="string" calcext:value-type="string">
            <text:p>(set! wordstruct '( (( "ee" "l" ) 0) (( "g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লবাৰ্ট</text:p>
          </table:table-cell>
          <table:table-cell office:value-type="string" calcext:value-type="string">
            <text:p>(set! wordstruct '( (( "ee" ) 0) (( "l" "a" ) 0) (( "b" "aa" "r" "tx" ) 0) ))</text:p>
          </table:table-cell>
          <table:table-cell table:number-columns-repeated="2"/>
          <table:table-cell office:value-type="string" calcext:value-type="string">
            <text:p>এলবাৰ্ট</text:p>
          </table:table-cell>
          <table:table-cell office:value-type="string" calcext:value-type="string">
            <text:p>(set! wordstruct '( (( "ee" "l" ) 0) (( "b" "aa" "r" "tx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শখন</text:p>
          </table:table-cell>
          <table:table-cell office:value-type="string" calcext:value-type="string">
            <text:p>(set! wordstruct '( (( "ee" ) 0) (( "sh" "a" ) 0) (( "kh" "a" "n" ) 0) ))</text:p>
          </table:table-cell>
          <table:table-cell table:number-columns-repeated="2"/>
          <table:table-cell office:value-type="string" calcext:value-type="string">
            <text:p>এশখন</text:p>
          </table:table-cell>
          <table:table-cell office:value-type="string" calcext:value-type="string">
            <text:p>(set! wordstruct '( (( "ee" "sh" ) 0) (( "kh" "a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শটা</text:p>
          </table:table-cell>
          <table:table-cell office:value-type="string" calcext:value-type="string">
            <text:p>(set! wordstruct '( (( "ee" ) 0) (( "sh" "a" ) 0) (( "tx" "aa" ) 0) ))</text:p>
          </table:table-cell>
          <table:table-cell table:number-columns-repeated="2"/>
          <table:table-cell office:value-type="string" calcext:value-type="string">
            <text:p>এশটা</text:p>
          </table:table-cell>
          <table:table-cell office:value-type="string" calcext:value-type="string">
            <text:p>(set! wordstruct '( (( "ee" "sh" ) 0) (( "tx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সময়ত</text:p>
          </table:table-cell>
          <table:table-cell office:value-type="string" calcext:value-type="string">
            <text:p>(set! wordstruct '( (( "ee" ) 0) (( "s" "a" "m" ) 0) (( "y" "a" "t" ) 0) ))</text:p>
          </table:table-cell>
          <table:table-cell table:number-columns-repeated="2"/>
          <table:table-cell office:value-type="string" calcext:value-type="string">
            <text:p>এসময়ত</text:p>
          </table:table-cell>
          <table:table-cell office:value-type="string" calcext:value-type="string">
            <text:p>(set! wordstruct '( (( "ee" "s" ) 0) (( "m" "a" ) 0) (( "y" "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এসময়ৰ</text:p>
          </table:table-cell>
          <table:table-cell office:value-type="string" calcext:value-type="string">
            <text:p>(set! wordstruct '( (( "ee" ) 0) (( "s" "a" "m" ) 0) (( "y" "a" "r" ) 0) ))</text:p>
          </table:table-cell>
          <table:table-cell table:number-columns-repeated="2"/>
          <table:table-cell office:value-type="string" calcext:value-type="string">
            <text:p>এসময়ৰ</text:p>
          </table:table-cell>
          <table:table-cell office:value-type="string" calcext:value-type="string">
            <text:p>(set! wordstruct '( (( "ee" "s" ) 0) (( "m" "a" ) 0) (( "y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ওলমাই</text:p>
          </table:table-cell>
          <table:table-cell office:value-type="string" calcext:value-type="string">
            <text:p>(set! wordstruct '( (( "o" ) 0) (( "l" "a" ) 0) (( "m" "aa" ) 0) (( "i" ) 0) ))</text:p>
          </table:table-cell>
          <table:table-cell table:number-columns-repeated="2"/>
          <table:table-cell office:value-type="string" calcext:value-type="string">
            <text:p>ওলমাই</text:p>
          </table:table-cell>
          <table:table-cell office:value-type="string" calcext:value-type="string">
            <text:p>(set! wordstruct '( (( "o" "l" ) 0) (( "m" "aa" ) 0) (( "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ওলমি</text:p>
          </table:table-cell>
          <table:table-cell office:value-type="string" calcext:value-type="string">
            <text:p>(set! wordstruct '( (( "o" ) 0) (( "l" "a" ) 0) (( "m" "i" ) 0) ))</text:p>
          </table:table-cell>
          <table:table-cell table:number-columns-repeated="2"/>
          <table:table-cell office:value-type="string" calcext:value-type="string">
            <text:p>ওলমি</text:p>
          </table:table-cell>
          <table:table-cell office:value-type="string" calcext:value-type="string">
            <text:p>(set! wordstruct '( (( "o" "l" ) 0) (( "m" "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ওলমিয়েই</text:p>
          </table:table-cell>
          <table:table-cell office:value-type="string" calcext:value-type="string">
            <text:p>(set! wordstruct '( (( "o" ) 0) (( "l" "a" ) 0) (( "m" "i" ) 0) (( "y" "ee" ) 0) (( "i" ) 0) ))</text:p>
          </table:table-cell>
          <table:table-cell table:number-columns-repeated="2"/>
          <table:table-cell office:value-type="string" calcext:value-type="string">
            <text:p>ওলমিয়েই</text:p>
          </table:table-cell>
          <table:table-cell office:value-type="string" calcext:value-type="string">
            <text:p>(set! wordstruct '( (( "o" "l" ) 0) (( "m" "i" ) 0) (( "y" "ee" ) 0) (( "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ঔষধৰ</text:p>
          </table:table-cell>
          <table:table-cell office:value-type="string" calcext:value-type="string">
            <text:p>(set! wordstruct '( (( "ou" ) 0) (( "sx" "a" ) 0) (( "dh" "a" "r" ) 0) ))</text:p>
          </table:table-cell>
          <table:table-cell table:number-columns-repeated="2"/>
          <table:table-cell office:value-type="string" calcext:value-type="string">
            <text:p>ঔষধৰ</text:p>
          </table:table-cell>
          <table:table-cell office:value-type="string" calcext:value-type="string">
            <text:p>(set! wordstruct '( (( "ou" "sx" ) 0) (( "dh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কচৰৎ</text:p>
          </table:table-cell>
          <table:table-cell office:value-type="string" calcext:value-type="string">
            <text:p>(set! wordstruct '( (( "k" "a" ) 0) (( "c" "a" "r" "t" ) 0) ))</text:p>
          </table:table-cell>
          <table:table-cell table:number-columns-repeated="2"/>
          <table:table-cell office:value-type="string" calcext:value-type="string">
            <text:p>কচৰৎ</text:p>
          </table:table-cell>
          <table:table-cell office:value-type="string" calcext:value-type="string">
            <text:p>(set! wordstruct '( (( "k" "a" ) 0) (( "c" "a" "r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কুৎস</text:p>
          </table:table-cell>
          <table:table-cell office:value-type="string" calcext:value-type="string">
            <text:p>(set! wordstruct '( (( "k" "u" "t" "s" ) 0) ))</text:p>
          </table:table-cell>
          <table:table-cell table:number-columns-repeated="2"/>
          <table:table-cell office:value-type="string" calcext:value-type="string">
            <text:p>কুৎস</text:p>
          </table:table-cell>
          <table:table-cell office:value-type="string" calcext:value-type="string">
            <text:p>(set! wordstruct '( (( "k" "u" ) 0) (( "a" "s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কৈফিয়ৎ</text:p>
          </table:table-cell>
          <table:table-cell office:value-type="string" calcext:value-type="string">
            <text:p>(set! wordstruct '( (( "k" "ei" ) 0) (( "ph" "i" ) 0) (( "y" "a" "t" ) 0) ))</text:p>
          </table:table-cell>
          <table:table-cell table:number-columns-repeated="2"/>
          <table:table-cell office:value-type="string" calcext:value-type="string">
            <text:p>কেঁচাইখাইতীজয়ন্তেশ্বৰীৰ</text:p>
          </table:table-cell>
          <table:table-cell office:value-type="string" calcext:value-type="string">
            <text:p>(set! wordstruct '( (( "k" "ee" "mq" ) 0) (( "c" "aa" ) 0) (( "i" ) 0) (( "kh" "aa" ) 0) (( "i" ) 0) (( "t" "ii" "j" ) 0) (( "y" "a" "n" ) 0) (( "t" "ee" "sh" ) 0) (( "b" "a" ) 0) (( "r" "ii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ক্রমাৎ</text:p>
          </table:table-cell>
          <table:table-cell office:value-type="string" calcext:value-type="string">
            <text:p>(set! wordstruct '( (( "k" "r" "a" ) 0) (( "m" "aa" "t" ) 0) ))</text:p>
          </table:table-cell>
          <table:table-cell table:number-columns-repeated="2"/>
          <table:table-cell office:value-type="string" calcext:value-type="string">
            <text:p>কৈফিয়ৎ</text:p>
          </table:table-cell>
          <table:table-cell office:value-type="string" calcext:value-type="string">
            <text:p>(set! wordstruct '( (( "k" "ei" ) 0) (( "ph" "i" ) 0) (( "y" "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ক্ৰমাৎ</text:p>
          </table:table-cell>
          <table:table-cell office:value-type="string" calcext:value-type="string">
            <text:p>(set! wordstruct '( (( "k" "r" "m" "aa" "t" ) 0) ))</text:p>
          </table:table-cell>
          <table:table-cell table:number-columns-repeated="2"/>
          <table:table-cell office:value-type="string" calcext:value-type="string">
            <text:p>ক্রমাৎ</text:p>
          </table:table-cell>
          <table:table-cell office:value-type="string" calcext:value-type="string">
            <text:p>(set! wordstruct '( (( "k" "r" "a" ) 0) (( "m" "a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চমৎকাৰী</text:p>
          </table:table-cell>
          <table:table-cell office:value-type="string" calcext:value-type="string">
            <text:p>(set! wordstruct '( (( "c" "a" ) 0) (( "m" "a" ) 0) (( "t" "k" "aa" ) 0) (( "r" "ii" ) 0) ))</text:p>
          </table:table-cell>
          <table:table-cell table:number-columns-repeated="2"/>
          <table:table-cell office:value-type="string" calcext:value-type="string">
            <text:p>ক্ৰমাৎ</text:p>
          </table:table-cell>
          <table:table-cell office:value-type="string" calcext:value-type="string">
            <text:p>(set! wordstruct '( (( "k" "r" "m" "a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চিকিৎসকজন</text:p>
          </table:table-cell>
          <table:table-cell office:value-type="string" calcext:value-type="string">
            <text:p>(set! wordstruct '( (( "c" "i" ) 0) (( "k" "i" "t" "s" ) 0) (( "k" "a" ) 0) (( "j" "a" "n" ) 0) ))</text:p>
          </table:table-cell>
          <table:table-cell table:number-columns-repeated="2"/>
          <table:table-cell office:value-type="string" calcext:value-type="string">
            <text:p>চমৎকাৰী</text:p>
          </table:table-cell>
          <table:table-cell office:value-type="string" calcext:value-type="string">
            <text:p>(set! wordstruct '( (( "c" "a" ) 0) (( "m" "a" ) 0) (( "a" ) 0) (( "k" "aa" ) 0) (( "r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চিকিৎসকজনে</text:p>
          </table:table-cell>
          <table:table-cell office:value-type="string" calcext:value-type="string">
            <text:p>(set! wordstruct '( (( "c" "i" ) 0) (( "k" "i" "t" "s" ) 0) (( "k" "a" "j" ) 0) (( "n" "ee" ) 0) ))</text:p>
          </table:table-cell>
          <table:table-cell table:number-columns-repeated="2"/>
          <table:table-cell office:value-type="string" calcext:value-type="string">
            <text:p>চিকিৎসকজন</text:p>
          </table:table-cell>
          <table:table-cell office:value-type="string" calcext:value-type="string">
            <text:p>(set! wordstruct '( (( "c" "i" ) 0) (( "k" "i" ) 0) (( "a" "s" ) 0) (( "k" "a" ) 0) (( "j" "a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চিকিৎসকৰ</text:p>
          </table:table-cell>
          <table:table-cell office:value-type="string" calcext:value-type="string">
            <text:p>(set! wordstruct '( (( "c" "i" ) 0) (( "k" "i" "t" "s" ) 0) (( "k" "a" "r" ) 0) ))</text:p>
          </table:table-cell>
          <table:table-cell table:number-columns-repeated="2"/>
          <table:table-cell office:value-type="string" calcext:value-type="string">
            <text:p>চিকিৎসকজনে</text:p>
          </table:table-cell>
          <table:table-cell office:value-type="string" calcext:value-type="string">
            <text:p>(set! wordstruct '( (( "c" "i" ) 0) (( "k" "i" ) 0) (( "a" "s" ) 0) (( "k" "a" "j" ) 0) (( "n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চিকিৎসা</text:p>
          </table:table-cell>
          <table:table-cell office:value-type="string" calcext:value-type="string">
            <text:p>(set! wordstruct '( (( "c" "i" ) 0) (( "k" "i" ) 0) (( "t" "s" "aa" ) 0) ))</text:p>
          </table:table-cell>
          <table:table-cell table:number-columns-repeated="2"/>
          <table:table-cell office:value-type="string" calcext:value-type="string">
            <text:p>চিকিৎসকৰ</text:p>
          </table:table-cell>
          <table:table-cell office:value-type="string" calcext:value-type="string">
            <text:p>(set! wordstruct '( (( "c" "i" ) 0) (( "k" "i" ) 0) (( "a" "s" ) 0) (( "k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চিকিৎসাৰ</text:p>
          </table:table-cell>
          <table:table-cell office:value-type="string" calcext:value-type="string">
            <text:p>(set! wordstruct '( (( "c" "i" ) 0) (( "k" "i" ) 0) (( "t" "s" "aa" "r" ) 0) ))</text:p>
          </table:table-cell>
          <table:table-cell table:number-columns-repeated="2"/>
          <table:table-cell office:value-type="string" calcext:value-type="string">
            <text:p>চিকিৎসা</text:p>
          </table:table-cell>
          <table:table-cell office:value-type="string" calcext:value-type="string">
            <text:p>(set! wordstruct '( (( "c" "i" ) 0) (( "k" "i" ) 0) (( "a" ) 0) (( "s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চিকিৎসালয়লৈ</text:p>
          </table:table-cell>
          <table:table-cell office:value-type="string" calcext:value-type="string">
            <text:p>(set! wordstruct '( (( "c" "i" ) 0) (( "k" "i" ) 0) (( "t" "s" "aa" ) 0) (( "l" "a" "y" ) 0) (( "l" "ei" ) 0) ))</text:p>
          </table:table-cell>
          <table:table-cell table:number-columns-repeated="2"/>
          <table:table-cell office:value-type="string" calcext:value-type="string">
            <text:p>চিকিৎসাৰ</text:p>
          </table:table-cell>
          <table:table-cell office:value-type="string" calcext:value-type="string">
            <text:p>(set! wordstruct '( (( "c" "i" ) 0) (( "k" "i" ) 0) (( "a" ) 0) (( "s" "a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চিৎকাৰ</text:p>
          </table:table-cell>
          <table:table-cell office:value-type="string" calcext:value-type="string">
            <text:p>(set! wordstruct '( (( "c" "i" ) 0) (( "t" "k" "aa" "r" ) 0) ))</text:p>
          </table:table-cell>
          <table:table-cell table:number-columns-repeated="2"/>
          <table:table-cell office:value-type="string" calcext:value-type="string">
            <text:p>চিকিৎসালয়লৈ</text:p>
          </table:table-cell>
          <table:table-cell office:value-type="string" calcext:value-type="string">
            <text:p>(set! wordstruct '( (( "c" "i" ) 0) (( "k" "i" ) 0) (( "a" ) 0) (( "s" "aa" ) 0) (( "l" "a" "y" ) 0) (( "l" "e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জলবিদ্যুৎ</text:p>
          </table:table-cell>
          <table:table-cell office:value-type="string" calcext:value-type="string">
            <text:p>(set! wordstruct '( (( "j" "a" "l" ) 0) (( "b" "i" "d" ) 0) (( "y" "u" "t" ) 0) ))</text:p>
          </table:table-cell>
          <table:table-cell table:number-columns-repeated="2"/>
          <table:table-cell office:value-type="string" calcext:value-type="string">
            <text:p>চিৎকাৰ</text:p>
          </table:table-cell>
          <table:table-cell office:value-type="string" calcext:value-type="string">
            <text:p>(set! wordstruct '( (( "c" "i" ) 0) (( "a" ) 0) (( "k" "a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জৈৱবৈচিৎৰ</text:p>
          </table:table-cell>
          <table:table-cell office:value-type="string" calcext:value-type="string">
            <text:p>(set! wordstruct '( (( "j" "ei" ) 0) (( "w" "b" "ei" ) 0) (( "c" "i" "t" "r" ) 0) ))</text:p>
          </table:table-cell>
          <table:table-cell table:number-columns-repeated="2"/>
          <table:table-cell office:value-type="string" calcext:value-type="string">
            <text:p>জলবিদ্যুৎ</text:p>
          </table:table-cell>
          <table:table-cell office:value-type="string" calcext:value-type="string">
            <text:p>(set! wordstruct '( (( "j" "a" "l" ) 0) (( "b" "i" "d" ) 0) (( "y" "u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জোৎস্না</text:p>
          </table:table-cell>
          <table:table-cell office:value-type="string" calcext:value-type="string">
            <text:p>(set! wordstruct '( (( "j" "o" "t" "s" ) 0) (( "n" "aa" ) 0) ))</text:p>
          </table:table-cell>
          <table:table-cell table:number-columns-repeated="2"/>
          <table:table-cell office:value-type="string" calcext:value-type="string">
            <text:p>জৈৱবৈচিৎৰ</text:p>
          </table:table-cell>
          <table:table-cell office:value-type="string" calcext:value-type="string">
            <text:p>(set! wordstruct '( (( "j" "ei" ) 0) (( "w" "b" "ei" ) 0) (( "c" "i" ) 0) ((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জোৎস্নাই</text:p>
          </table:table-cell>
          <table:table-cell office:value-type="string" calcext:value-type="string">
            <text:p>(set! wordstruct '( (( "j" "o" "t" "s" ) 0) (( "n" "aa" ) 0) (( "i" ) 0) ))</text:p>
          </table:table-cell>
          <table:table-cell table:number-columns-repeated="2"/>
          <table:table-cell office:value-type="string" calcext:value-type="string">
            <text:p>জোৎস্না</text:p>
          </table:table-cell>
          <table:table-cell office:value-type="string" calcext:value-type="string">
            <text:p>(set! wordstruct '( (( "j" "o" ) 0) (( "a" "s" ) 0) (( "n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জোৎস্নাৰ</text:p>
          </table:table-cell>
          <table:table-cell office:value-type="string" calcext:value-type="string">
            <text:p>(set! wordstruct '( (( "j" "o" "t" "s" ) 0) (( "n" "aa" "r" ) 0) ))</text:p>
          </table:table-cell>
          <table:table-cell table:number-columns-repeated="2"/>
          <table:table-cell office:value-type="string" calcext:value-type="string">
            <text:p>জোৎস্নাই</text:p>
          </table:table-cell>
          <table:table-cell office:value-type="string" calcext:value-type="string">
            <text:p>(set! wordstruct '( (( "j" "o" ) 0) (( "a" "s" ) 0) (( "n" "aa" ) 0) (( "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ৎ</text:p>
          </table:table-cell>
          <table:table-cell office:value-type="string" calcext:value-type="string">
            <text:p>(set! wordstruct '( (( "t" "a" "t" ) 0) ))</text:p>
          </table:table-cell>
          <table:table-cell table:number-columns-repeated="2"/>
          <table:table-cell office:value-type="string" calcext:value-type="string">
            <text:p>জোৎস্নাৰ</text:p>
          </table:table-cell>
          <table:table-cell office:value-type="string" calcext:value-type="string">
            <text:p>(set! wordstruct '( (( "j" "o" ) 0) (( "a" "s" ) 0) (( "n" "a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ৎকালিক</text:p>
          </table:table-cell>
          <table:table-cell office:value-type="string" calcext:value-type="string">
            <text:p>(set! wordstruct '( (( "t" "a" ) 0) (( "t" "k" "aa" ) 0) (( "l" "i" "k" ) 0) ))</text:p>
          </table:table-cell>
          <table:table-cell table:number-columns-repeated="2"/>
          <table:table-cell office:value-type="string" calcext:value-type="string">
            <text:p>তৎ</text:p>
          </table:table-cell>
          <table:table-cell office:value-type="string" calcext:value-type="string">
            <text:p>(set! wordstruct '( (( "t" "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ৎক্ষণাত</text:p>
          </table:table-cell>
          <table:table-cell office:value-type="string" calcext:value-type="string">
            <text:p>(set! wordstruct '( (( "t" "a" "t" "k" ) 0) (( "sx" "a" ) 0) (( "nx" "aa" "t" ) 0) ))</text:p>
          </table:table-cell>
          <table:table-cell table:number-columns-repeated="2"/>
          <table:table-cell office:value-type="string" calcext:value-type="string">
            <text:p>তৎকালিক</text:p>
          </table:table-cell>
          <table:table-cell office:value-type="string" calcext:value-type="string">
            <text:p>(set! wordstruct '( (( "t" "a" ) 0) (( "a" ) 0) (( "k" "aa" ) 0) (( "l" "i" "k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ৎক্ষণাৎ</text:p>
          </table:table-cell>
          <table:table-cell office:value-type="string" calcext:value-type="string">
            <text:p>(set! wordstruct '( (( "t" "a" "t" "k" ) 0) (( "sx" "a" ) 0) (( "nx" "aa" "t" ) 0) ))</text:p>
          </table:table-cell>
          <table:table-cell table:number-columns-repeated="2"/>
          <table:table-cell office:value-type="string" calcext:value-type="string">
            <text:p>তৎক্ষণাত</text:p>
          </table:table-cell>
          <table:table-cell office:value-type="string" calcext:value-type="string">
            <text:p>(set! wordstruct '( (( "t" "a" ) 0) (( "a" "k" ) 0) (( "sx" "a" ) 0) (( "nx" "a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ৎক্ষনাত</text:p>
          </table:table-cell>
          <table:table-cell office:value-type="string" calcext:value-type="string">
            <text:p>(set! wordstruct '( (( "t" "a" "t" "k" ) 0) (( "sx" "a" ) 0) (( "n" "aa" "t" ) 0) ))</text:p>
          </table:table-cell>
          <table:table-cell table:number-columns-repeated="2"/>
          <table:table-cell office:value-type="string" calcext:value-type="string">
            <text:p>তৎক্ষণাৎ</text:p>
          </table:table-cell>
          <table:table-cell office:value-type="string" calcext:value-type="string">
            <text:p>(set! wordstruct '( (( "t" "a" ) 0) (( "a" "k" ) 0) (( "sx" "a" ) 0) (( "nx" "a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ৎক্ষনাৎ</text:p>
          </table:table-cell>
          <table:table-cell office:value-type="string" calcext:value-type="string">
            <text:p>(set! wordstruct '( (( "t" "a" "t" "k" ) 0) (( "sx" "a" ) 0) (( "n" "aa" "t" ) 0) ))</text:p>
          </table:table-cell>
          <table:table-cell table:number-columns-repeated="2"/>
          <table:table-cell office:value-type="string" calcext:value-type="string">
            <text:p>তৎক্ষনাত</text:p>
          </table:table-cell>
          <table:table-cell office:value-type="string" calcext:value-type="string">
            <text:p>(set! wordstruct '( (( "t" "a" ) 0) (( "a" "k" ) 0) (( "sx" "a" ) 0) (( "n" "a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ৎপৰ</text:p>
          </table:table-cell>
          <table:table-cell office:value-type="string" calcext:value-type="string">
            <text:p>(set! wordstruct '( (( "t" "a" ) 0) (( "t" "p" "a" "r" ) 0) ))</text:p>
          </table:table-cell>
          <table:table-cell table:number-columns-repeated="2"/>
          <table:table-cell office:value-type="string" calcext:value-type="string">
            <text:p>তৎক্ষনাৎ</text:p>
          </table:table-cell>
          <table:table-cell office:value-type="string" calcext:value-type="string">
            <text:p>(set! wordstruct '( (( "t" "a" ) 0) (( "a" "k" ) 0) (( "sx" "a" ) 0) (( "n" "a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ৎপৰতা</text:p>
          </table:table-cell>
          <table:table-cell office:value-type="string" calcext:value-type="string">
            <text:p>(set! wordstruct '( (( "t" "a" ) 0) (( "t" "p" "a" ) 0) (( "r" "t" "aa" ) 0) ))</text:p>
          </table:table-cell>
          <table:table-cell table:number-columns-repeated="2"/>
          <table:table-cell office:value-type="string" calcext:value-type="string">
            <text:p>তৎপৰ</text:p>
          </table:table-cell>
          <table:table-cell office:value-type="string" calcext:value-type="string">
            <text:p>(set! wordstruct '( (( "t" "a" ) 0) (( "a" ) 0) (( "p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ৎপৰতাত</text:p>
          </table:table-cell>
          <table:table-cell office:value-type="string" calcext:value-type="string">
            <text:p>(set! wordstruct '( (( "t" "a" ) 0) (( "t" "p" "a" ) 0) (( "r" "t" "aa" "t" ) 0) ))</text:p>
          </table:table-cell>
          <table:table-cell table:number-columns-repeated="2"/>
          <table:table-cell office:value-type="string" calcext:value-type="string">
            <text:p>তৎপৰতা</text:p>
          </table:table-cell>
          <table:table-cell office:value-type="string" calcext:value-type="string">
            <text:p>(set! wordstruct '( (( "t" "a" ) 0) (( "a" ) 0) (( "p" "a" ) 0) (( "r" "t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ৎসত্বেও</text:p>
          </table:table-cell>
          <table:table-cell office:value-type="string" calcext:value-type="string">
            <text:p>(set! wordstruct '( (( "t" "a" ) 0) (( "t" "s" "a" "t" ) 0) (( "b" "ee" ) 0) (( "o" ) 0) ))</text:p>
          </table:table-cell>
          <table:table-cell table:number-columns-repeated="2"/>
          <table:table-cell office:value-type="string" calcext:value-type="string">
            <text:p>তৎপৰতাত</text:p>
          </table:table-cell>
          <table:table-cell office:value-type="string" calcext:value-type="string">
            <text:p>(set! wordstruct '( (( "t" "a" ) 0) (( "a" ) 0) (( "p" "a" ) 0) (( "r" "t" "aa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ৰিৎ</text:p>
          </table:table-cell>
          <table:table-cell office:value-type="string" calcext:value-type="string">
            <text:p>(set! wordstruct '( (( "t" "a" ) 0) (( "r" "i" "t" ) 0) ))</text:p>
          </table:table-cell>
          <table:table-cell table:number-columns-repeated="2"/>
          <table:table-cell office:value-type="string" calcext:value-type="string">
            <text:p>তৎসত্বেও</text:p>
          </table:table-cell>
          <table:table-cell office:value-type="string" calcext:value-type="string">
            <text:p>(set! wordstruct '( (( "t" "a" ) 0) (( "a" ) 0) (( "s" "a" "t" ) 0) (( "b" "ee" ) 0) ((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ৰিৎ</text:p>
          </table:table-cell>
          <table:table-cell office:value-type="string" calcext:value-type="string">
            <text:p>(set! wordstruct '( (( "t" "a" ) 0) (( "r" "i" ) 0) (( "a" ) 0) ))</text:p>
          </table:table-cell>
          <table:table-cell table:number-columns-repeated="2"/>
          <table:table-cell office:value-type="string" calcext:value-type="string">
            <text:p>তৰিৎ</text:p>
          </table:table-cell>
          <table:table-cell office:value-type="string" calcext:value-type="string">
            <text:p>(set! wordstruct '( (( "t" "a" ) 0) (( "r" "i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াৎপৰ্য্য</text:p>
          </table:table-cell>
          <table:table-cell office:value-type="string" calcext:value-type="string">
            <text:p>(set! wordstruct '( (( "t" "aa" ) 0) (( "t" "p" "a" "r" "y" "y" ) 0) ))</text:p>
          </table:table-cell>
          <table:table-cell table:number-columns-repeated="2"/>
          <table:table-cell office:value-type="string" calcext:value-type="string">
            <text:p>তাৎপৰ্য্য</text:p>
          </table:table-cell>
          <table:table-cell office:value-type="string" calcext:value-type="string">
            <text:p>(set! wordstruct '( (( "t" "aa" ) 0) (( "a" ) 0) (( "p" "a" "r" "y" "y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তাৎপৰ্য্যপূৰ্ণ</text:p>
          </table:table-cell>
          <table:table-cell office:value-type="string" calcext:value-type="string">
            <text:p>(set! wordstruct '( (( "t" "aa" ) 0) (( "t" "p" "a" "r" "y" "y" ) 0) (( "p" "uu" "r" "nx" ) 0) ))</text:p>
          </table:table-cell>
          <table:table-cell table:number-columns-repeated="2"/>
          <table:table-cell office:value-type="string" calcext:value-type="string">
            <text:p>তাৎপৰ্য্যপূৰ্ণ</text:p>
          </table:table-cell>
          <table:table-cell office:value-type="string" calcext:value-type="string">
            <text:p>(set! wordstruct '( (( "t" "aa" ) 0) (( "a" ) 0) (( "p" "a" "r" "y" "y" ) 0) (( "p" "uu" "r" "nx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ধেৎ</text:p>
          </table:table-cell>
          <table:table-cell office:value-type="string" calcext:value-type="string">
            <text:p>(set! wordstruct '( (( "dh" "ee" "t" ) 0) ))</text:p>
          </table:table-cell>
          <table:table-cell table:number-columns-repeated="2"/>
          <table:table-cell office:value-type="string" calcext:value-type="string">
            <text:p>ধেৎ</text:p>
          </table:table-cell>
          <table:table-cell office:value-type="string" calcext:value-type="string">
            <text:p>(set! wordstruct '( (( "dh" "ee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নিৰুৎসাহিত</text:p>
          </table:table-cell>
          <table:table-cell office:value-type="string" calcext:value-type="string">
            <text:p>(set! wordstruct '( (( "n" "i" ) 0) (( "r" "u" ) 0) (( "t" "s" "aa" ) 0) (( "h" "i" "t" ) 0) ))</text:p>
          </table:table-cell>
          <table:table-cell table:number-columns-repeated="2"/>
          <table:table-cell office:value-type="string" calcext:value-type="string">
            <text:p>নিৰুৎসাহিত</text:p>
          </table:table-cell>
          <table:table-cell office:value-type="string" calcext:value-type="string">
            <text:p>(set! wordstruct '( (( "n" "i" ) 0) (( "r" "u" ) 0) (( "a" ) 0) (( "s" "aa" ) 0) (( "h" "i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পদচ্যুৎ</text:p>
          </table:table-cell>
          <table:table-cell office:value-type="string" calcext:value-type="string">
            <text:p>(set! wordstruct '( (( "p" "a" ) 0) (( "d" "a" "c" ) 0) (( "y" "u" "t" ) 0) ))</text:p>
          </table:table-cell>
          <table:table-cell table:number-columns-repeated="2"/>
          <table:table-cell office:value-type="string" calcext:value-type="string">
            <text:p>পদচ্যুৎ</text:p>
          </table:table-cell>
          <table:table-cell office:value-type="string" calcext:value-type="string">
            <text:p>(set! wordstruct '( (( "p" "a" ) 0) (( "d" "a" "c" ) 0) (( "y" "u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পশুচিকিৎসা</text:p>
          </table:table-cell>
          <table:table-cell office:value-type="string" calcext:value-type="string">
            <text:p>(set! wordstruct '( (( "p" "a" ) 0) (( "sh" "u" ) 0) (( "c" "i" ) 0) (( "k" "i" ) 0) (( "t" "s" "aa" ) 0) ))</text:p>
          </table:table-cell>
          <table:table-cell table:number-columns-repeated="2"/>
          <table:table-cell office:value-type="string" calcext:value-type="string">
            <text:p>পশুচিকিৎসা</text:p>
          </table:table-cell>
          <table:table-cell office:value-type="string" calcext:value-type="string">
            <text:p>(set! wordstruct '( (( "p" "a" ) 0) (( "sh" "u" ) 0) (( "c" "i" ) 0) (( "k" "i" ) 0) (( "a" ) 0) (( "s" "a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বনজিৎ</text:p>
          </table:table-cell>
          <table:table-cell office:value-type="string" calcext:value-type="string">
            <text:p>(set! wordstruct '( (( "b" "a" "n" ) 0) (( "j" "i" "t" ) 0) ))</text:p>
          </table:table-cell>
          <table:table-cell table:number-columns-repeated="2"/>
          <table:table-cell office:value-type="string" calcext:value-type="string">
            <text:p>বনজিৎ</text:p>
          </table:table-cell>
          <table:table-cell office:value-type="string" calcext:value-type="string">
            <text:p>(set! wordstruct '( (( "b" "a" "n" ) 0) (( "j" "i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বলাৎকাৰ</text:p>
          </table:table-cell>
          <table:table-cell office:value-type="string" calcext:value-type="string">
            <text:p>(set! wordstruct '( (( "b" "a" ) 0) (( "l" "aa" ) 0) (( "t" "k" "aa" "r" ) 0) ))</text:p>
          </table:table-cell>
          <table:table-cell table:number-columns-repeated="2"/>
          <table:table-cell office:value-type="string" calcext:value-type="string">
            <text:p>বলাৎকাৰ</text:p>
          </table:table-cell>
          <table:table-cell office:value-type="string" calcext:value-type="string">
            <text:p>(set! wordstruct '( (( "b" "a" ) 0) (( "l" "aa" ) 0) (( "a" ) 0) (( "k" "a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বলাৎকাৰৰ</text:p>
          </table:table-cell>
          <table:table-cell office:value-type="string" calcext:value-type="string">
            <text:p>(set! wordstruct '( (( "b" "a" ) 0) (( "l" "aa" ) 0) (( "t" "k" "aa" "r" "r" ) 0) ))</text:p>
          </table:table-cell>
          <table:table-cell table:number-columns-repeated="2"/>
          <table:table-cell office:value-type="string" calcext:value-type="string">
            <text:p>বলাৎকাৰৰ</text:p>
          </table:table-cell>
          <table:table-cell office:value-type="string" calcext:value-type="string">
            <text:p>(set! wordstruct '( (( "b" "a" ) 0) (( "l" "aa" ) 0) (( "a" ) 0) (( "k" "aa" "r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বাৎসল্য</text:p>
          </table:table-cell>
          <table:table-cell office:value-type="string" calcext:value-type="string">
            <text:p>(set! wordstruct '( (( "b" "aa" ) 0) (( "t" "s" "a" "l" "y" ) 0) ))</text:p>
          </table:table-cell>
          <table:table-cell table:number-columns-repeated="2"/>
          <table:table-cell office:value-type="string" calcext:value-type="string">
            <text:p>বাৎসল্য</text:p>
          </table:table-cell>
          <table:table-cell office:value-type="string" calcext:value-type="string">
            <text:p>(set! wordstruct '( (( "b" "aa" ) 0) (( "a" ) 0) (( "s" "a" "l" "y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বিক্ৰমজিৎ</text:p>
          </table:table-cell>
          <table:table-cell office:value-type="string" calcext:value-type="string">
            <text:p>(set! wordstruct '( (( "b" "i" "k" "r" "m" ) 0) (( "j" "i" "t" ) 0) ))</text:p>
          </table:table-cell>
          <table:table-cell table:number-columns-repeated="2"/>
          <table:table-cell office:value-type="string" calcext:value-type="string">
            <text:p>বিক্ৰমজিৎ</text:p>
          </table:table-cell>
          <table:table-cell office:value-type="string" calcext:value-type="string">
            <text:p>(set! wordstruct '( (( "b" "i" "k" "r" "m" ) 0) (( "j" "i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বিদ্যুৎ</text:p>
          </table:table-cell>
          <table:table-cell office:value-type="string" calcext:value-type="string">
            <text:p>(set! wordstruct '( (( "b" "i" "d" ) 0) (( "y" "u" "t" ) 0) ))</text:p>
          </table:table-cell>
          <table:table-cell table:number-columns-repeated="2"/>
          <table:table-cell office:value-type="string" calcext:value-type="string">
            <text:p>বিদ্যুৎ</text:p>
          </table:table-cell>
          <table:table-cell office:value-type="string" calcext:value-type="string">
            <text:p>(set! wordstruct '( (( "b" "i" "d" ) 0) (( "y" "u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বিদ্যোৎসাহী</text:p>
          </table:table-cell>
          <table:table-cell office:value-type="string" calcext:value-type="string">
            <text:p>(set! wordstruct '( (( "b" "i" "d" ) 0) (( "y" "ee" ) 0) (( "aa" ) 0) (( "t" "s" "aa" ) 0) (( "h" "ii" ) 0) ))</text:p>
          </table:table-cell>
          <table:table-cell table:number-columns-repeated="2"/>
          <table:table-cell office:value-type="string" calcext:value-type="string">
            <text:p>বিদ্যোৎসাহী</text:p>
          </table:table-cell>
          <table:table-cell office:value-type="string" calcext:value-type="string">
            <text:p>(set! wordstruct '( (( "b" "i" "d" ) 0) (( "y" "ee" ) 0) (( "aa" ) 0) (( "a" ) 0) (( "s" "aa" ) 0) (( "h" "i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বিভৎস</text:p>
          </table:table-cell>
          <table:table-cell office:value-type="string" calcext:value-type="string">
            <text:p>(set! wordstruct '( (( "b" "i" ) 0) (( "bh" "a" "t" "s" ) 0) ))</text:p>
          </table:table-cell>
          <table:table-cell table:number-columns-repeated="2"/>
          <table:table-cell office:value-type="string" calcext:value-type="string">
            <text:p>বিভৎস</text:p>
          </table:table-cell>
          <table:table-cell office:value-type="string" calcext:value-type="string">
            <text:p>(set! wordstruct '( (( "b" "i" ) 0) (( "bh" "a" ) 0) (( "a" "s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বুলজিৎ</text:p>
          </table:table-cell>
          <table:table-cell office:value-type="string" calcext:value-type="string">
            <text:p>(set! wordstruct '( (( "b" "u" "l" ) 0) (( "j" "i" "t" ) 0) ))</text:p>
          </table:table-cell>
          <table:table-cell table:number-columns-repeated="2"/>
          <table:table-cell office:value-type="string" calcext:value-type="string">
            <text:p>বুলজিৎ</text:p>
          </table:table-cell>
          <table:table-cell office:value-type="string" calcext:value-type="string">
            <text:p>(set! wordstruct '( (( "b" "u" "l" ) 0) (( "j" "i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বৃহৎ</text:p>
          </table:table-cell>
          <table:table-cell office:value-type="string" calcext:value-type="string">
            <text:p>(set! wordstruct '( (( "b" "rq" ) 0) (( "h" "a" "t" ) 0) ))</text:p>
          </table:table-cell>
          <table:table-cell table:number-columns-repeated="2"/>
          <table:table-cell office:value-type="string" calcext:value-type="string">
            <text:p>বৃহৎ</text:p>
          </table:table-cell>
          <table:table-cell office:value-type="string" calcext:value-type="string">
            <text:p>(set! wordstruct '( (( "b" "rq" ) 0) (( "h" "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ব্যুৎপত্তিশীল</text:p>
          </table:table-cell>
          <table:table-cell office:value-type="string" calcext:value-type="string">
            <text:p>(set! wordstruct '( (( "b" "y" "u" ) 0) (( "t" "p" "a" ) 0) (( "t" "t" "i" ) 0) (( "sh" "ii" "l" ) 0) ))</text:p>
          </table:table-cell>
          <table:table-cell table:number-columns-repeated="2"/>
          <table:table-cell office:value-type="string" calcext:value-type="string">
            <text:p>ব্যুৎপত্তিশীল</text:p>
          </table:table-cell>
          <table:table-cell office:value-type="string" calcext:value-type="string">
            <text:p>(set! wordstruct '( (( "b" "y" "u" ) 0) (( "a" ) 0) (( "p" "a" ) 0) (( "t" "t" "i" ) 0) (( "sh" "ii" "l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মৎস্য</text:p>
          </table:table-cell>
          <table:table-cell office:value-type="string" calcext:value-type="string">
            <text:p>(set! wordstruct '( (( "m" "a" "t" "s" "y" ) 0) ))</text:p>
          </table:table-cell>
          <table:table-cell table:number-columns-repeated="2"/>
          <table:table-cell office:value-type="string" calcext:value-type="string">
            <text:p>মৎস্য</text:p>
          </table:table-cell>
          <table:table-cell office:value-type="string" calcext:value-type="string">
            <text:p>(set! wordstruct '( (( "m" "a" ) 0) (( "a" "s" "y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মৎস্যপালন</text:p>
          </table:table-cell>
          <table:table-cell office:value-type="string" calcext:value-type="string">
            <text:p>(set! wordstruct '( (( "m" "a" "t" "s" ) 0) (( "y" "a" ) 0) (( "p" "aa" ) 0) (( "l" "a" "n" ) 0) ))</text:p>
          </table:table-cell>
          <table:table-cell table:number-columns-repeated="2"/>
          <table:table-cell office:value-type="string" calcext:value-type="string">
            <text:p>মৎস্যপালন</text:p>
          </table:table-cell>
          <table:table-cell office:value-type="string" calcext:value-type="string">
            <text:p>(set! wordstruct '( (( "m" "a" ) 0) (( "a" "s" ) 0) (( "y" "a" ) 0) (( "p" "aa" ) 0) (( "l" "a" "n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মনজিৎ</text:p>
          </table:table-cell>
          <table:table-cell office:value-type="string" calcext:value-type="string">
            <text:p>(set! wordstruct '( (( "m" "a" "n" ) 0) (( "j" "i" "t" ) 0) ))</text:p>
          </table:table-cell>
          <table:table-cell table:number-columns-repeated="2"/>
          <table:table-cell office:value-type="string" calcext:value-type="string">
            <text:p>মনজিৎ</text:p>
          </table:table-cell>
          <table:table-cell office:value-type="string" calcext:value-type="string">
            <text:p>(set! wordstruct '( (( "m" "a" "n" ) 0) (( "j" "i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মহোৎসৱখনিত</text:p>
          </table:table-cell>
          <table:table-cell office:value-type="string" calcext:value-type="string">
            <text:p>(set! wordstruct '( (( "m" "a" ) 0) (( "h" "o" ) 0) (( "t" "s" "a" "w" "kh" ) 0) (( "n" "i" "t" ) 0) ))</text:p>
          </table:table-cell>
          <table:table-cell table:number-columns-repeated="2"/>
          <table:table-cell office:value-type="string" calcext:value-type="string">
            <text:p>মহোৎসৱখনিত</text:p>
          </table:table-cell>
          <table:table-cell office:value-type="string" calcext:value-type="string">
            <text:p>(set! wordstruct '( (( "m" "a" ) 0) (( "h" "o" ) 0) (( "a" ) 0) (( "s" "a" "w" "kh" ) 0) (( "n" "i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মহোৎসৱত</text:p>
          </table:table-cell>
          <table:table-cell office:value-type="string" calcext:value-type="string">
            <text:p>(set! wordstruct '( (( "m" "a" ) 0) (( "h" "o" ) 0) (( "t" "s" "a" "w" "t" ) 0) ))</text:p>
          </table:table-cell>
          <table:table-cell table:number-columns-repeated="2"/>
          <table:table-cell office:value-type="string" calcext:value-type="string">
            <text:p>মহোৎসৱত</text:p>
          </table:table-cell>
          <table:table-cell office:value-type="string" calcext:value-type="string">
            <text:p>(set! wordstruct '( (( "m" "a" ) 0) (( "h" "o" ) 0) (( "a" ) 0) (( "s" "a" "w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মহোৎসৱতো</text:p>
          </table:table-cell>
          <table:table-cell office:value-type="string" calcext:value-type="string">
            <text:p>(set! wordstruct '( (( "m" "a" ) 0) (( "h" "o" ) 0) (( "t" "s" "a" ) 0) (( "w" "t" "o" ) 0) ))</text:p>
          </table:table-cell>
          <table:table-cell table:number-columns-repeated="2"/>
          <table:table-cell office:value-type="string" calcext:value-type="string">
            <text:p>মহোৎসৱতো</text:p>
          </table:table-cell>
          <table:table-cell office:value-type="string" calcext:value-type="string">
            <text:p>(set! wordstruct '( (( "m" "a" ) 0) (( "h" "o" ) 0) (( "a" ) 0) (( "s" "a" ) 0) (( "w" "t" "o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মহোৎসৱৰ</text:p>
          </table:table-cell>
          <table:table-cell office:value-type="string" calcext:value-type="string">
            <text:p>(set! wordstruct '( (( "m" "a" ) 0) (( "h" "o" ) 0) (( "t" "s" "a" "w" "r" ) 0) ))</text:p>
          </table:table-cell>
          <table:table-cell table:number-columns-repeated="2"/>
          <table:table-cell office:value-type="string" calcext:value-type="string">
            <text:p>মহোৎসৱৰ</text:p>
          </table:table-cell>
          <table:table-cell office:value-type="string" calcext:value-type="string">
            <text:p>(set! wordstruct '( (( "m" "a" ) 0) (( "h" "o" ) 0) (( "a" ) 0) (( "s" "a" "w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মহোৎসৱলৈ</text:p>
          </table:table-cell>
          <table:table-cell office:value-type="string" calcext:value-type="string">
            <text:p>(set! wordstruct '( (( "m" "a" ) 0) (( "h" "o" ) 0) (( "t" "s" "a" ) 0) (( "w" "l" "ei" ) 0) ))</text:p>
          </table:table-cell>
          <table:table-cell table:number-columns-repeated="2"/>
          <table:table-cell office:value-type="string" calcext:value-type="string">
            <text:p>মহোৎসৱলৈ</text:p>
          </table:table-cell>
          <table:table-cell office:value-type="string" calcext:value-type="string">
            <text:p>(set! wordstruct '( (( "m" "a" ) 0) (( "h" "o" ) 0) (( "a" ) 0) (( "s" "a" ) 0) (( "w" "l" "e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যৎপৰোনাস্তি</text:p>
          </table:table-cell>
          <table:table-cell office:value-type="string" calcext:value-type="string">
            <text:p>(set! wordstruct '( (( "y" "a" ) 0) (( "t" "p" "a" ) 0) (( "r" "o" ) 0) (( "n" "aa" "s" ) 0) (( "t" "i" ) 0) ))</text:p>
          </table:table-cell>
          <table:table-cell table:number-columns-repeated="2"/>
          <table:table-cell office:value-type="string" calcext:value-type="string">
            <text:p>যৎপৰোনাস্তি</text:p>
          </table:table-cell>
          <table:table-cell office:value-type="string" calcext:value-type="string">
            <text:p>(set! wordstruct '( (( "y" "a" ) 0) (( "a" ) 0) (( "p" "a" ) 0) (( "r" "o" ) 0) (( "n" "aa" "s" ) 0) (( "t" "i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যৎসামান্য</text:p>
          </table:table-cell>
          <table:table-cell office:value-type="string" calcext:value-type="string">
            <text:p>(set! wordstruct '( (( "y" "a" ) 0) (( "t" "s" "aa" ) 0) (( "m" "aa" "n" "y" ) 0) ))</text:p>
          </table:table-cell>
          <table:table-cell table:number-columns-repeated="2"/>
          <table:table-cell office:value-type="string" calcext:value-type="string">
            <text:p>যৎসামান্য</text:p>
          </table:table-cell>
          <table:table-cell office:value-type="string" calcext:value-type="string">
            <text:p>(set! wordstruct '( (( "y" "a" ) 0) (( "a" ) 0) (( "s" "aa" ) 0) (( "m" "aa" "n" "y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ৰণজিৎ</text:p>
          </table:table-cell>
          <table:table-cell office:value-type="string" calcext:value-type="string">
            <text:p>(set! wordstruct '( (( "r" "nx" "j" "i" "t" ) 0) ))</text:p>
          </table:table-cell>
          <table:table-cell table:number-columns-repeated="2"/>
          <table:table-cell office:value-type="string" calcext:value-type="string">
            <text:p>ৰণজিৎ</text:p>
          </table:table-cell>
          <table:table-cell office:value-type="string" calcext:value-type="string">
            <text:p>(set! wordstruct '( (( "r" "nx" "j" "i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লাওৎজুৰ</text:p>
          </table:table-cell>
          <table:table-cell office:value-type="string" calcext:value-type="string">
            <text:p>(set! wordstruct '( (( "l" "aa" ) 0) (( "o" ) 0) (( "t" "j" "u" "r" ) 0) ))</text:p>
          </table:table-cell>
          <table:table-cell table:number-columns-repeated="2"/>
          <table:table-cell office:value-type="string" calcext:value-type="string">
            <text:p>লাওৎজুৰ</text:p>
          </table:table-cell>
          <table:table-cell office:value-type="string" calcext:value-type="string">
            <text:p>(set! wordstruct '( (( "l" "aa" ) 0) (( "o" ) 0) (( "a" ) 0) (( "j" "u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শৰৎ</text:p>
          </table:table-cell>
          <table:table-cell office:value-type="string" calcext:value-type="string">
            <text:p>(set! wordstruct '( (( "sh" "a" "r" "t" ) 0) ))</text:p>
          </table:table-cell>
          <table:table-cell table:number-columns-repeated="2"/>
          <table:table-cell office:value-type="string" calcext:value-type="string">
            <text:p>শৰৎ</text:p>
          </table:table-cell>
          <table:table-cell office:value-type="string" calcext:value-type="string">
            <text:p>(set! wordstruct '( (( "sh" "a" "r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সৎ</text:p>
          </table:table-cell>
          <table:table-cell office:value-type="string" calcext:value-type="string">
            <text:p>(set! wordstruct '( (( "s" "a" "t" ) 0) ))</text:p>
          </table:table-cell>
          <table:table-cell table:number-columns-repeated="2"/>
          <table:table-cell office:value-type="string" calcext:value-type="string">
            <text:p>সৎ</text:p>
          </table:table-cell>
          <table:table-cell office:value-type="string" calcext:value-type="string">
            <text:p>(set! wordstruct '( (( "s" "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সৎকাজৰ</text:p>
          </table:table-cell>
          <table:table-cell office:value-type="string" calcext:value-type="string">
            <text:p>(set! wordstruct '( (( "s" "a" ) 0) (( "t" "k" "aa" ) 0) (( "j" "a" "r" ) 0) ))</text:p>
          </table:table-cell>
          <table:table-cell table:number-columns-repeated="2"/>
          <table:table-cell office:value-type="string" calcext:value-type="string">
            <text:p>সৎকাজৰ</text:p>
          </table:table-cell>
          <table:table-cell office:value-type="string" calcext:value-type="string">
            <text:p>(set! wordstruct '( (( "s" "a" ) 0) (( "a" ) 0) (( "k" "aa" ) 0) (( "j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স‍‍ৎকাৰ</text:p>
          </table:table-cell>
          <table:table-cell office:value-type="string" calcext:value-type="string">
            <text:p>(set! wordstruct '( (( "s" "a" ) 0) (( "t" "k" "aa" "r" ) 0) ))</text:p>
          </table:table-cell>
          <table:table-cell table:number-columns-repeated="2"/>
          <table:table-cell office:value-type="string" calcext:value-type="string">
            <text:p>স‍‍ৎকাৰ</text:p>
          </table:table-cell>
          <table:table-cell office:value-type="string" calcext:value-type="string">
            <text:p>(set! wordstruct '( (( "s" "a" ) 0) (( "a" ) 0) (( "k" "a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সৎৰামৰ</text:p>
          </table:table-cell>
          <table:table-cell office:value-type="string" calcext:value-type="string">
            <text:p>(set! wordstruct '( (( "s" "a" ) 0) (( "t" "r" "aa" ) 0) (( "m" "a" "r" ) 0) ))</text:p>
          </table:table-cell>
          <table:table-cell table:number-columns-repeated="2"/>
          <table:table-cell office:value-type="string" calcext:value-type="string">
            <text:p>সৎৰামৰ</text:p>
          </table:table-cell>
          <table:table-cell office:value-type="string" calcext:value-type="string">
            <text:p>(set! wordstruct '( (( "s" "a" ) 0) (( "a" ) 0) (( "r" "aa" ) 0) (( "m" "a" "r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সাউৎকয়</text:p>
          </table:table-cell>
          <table:table-cell office:value-type="string" calcext:value-type="string">
            <text:p>(set! wordstruct '( (( "s" "aa" ) 0) (( "u" ) 0) (( "t" "k" "a" "y" ) 0) ))</text:p>
          </table:table-cell>
          <table:table-cell table:number-columns-repeated="2"/>
          <table:table-cell office:value-type="string" calcext:value-type="string">
            <text:p>সাউৎকয়</text:p>
          </table:table-cell>
          <table:table-cell office:value-type="string" calcext:value-type="string">
            <text:p>(set! wordstruct '( (( "s" "aa" ) 0) (( "u" ) 0) (( "a" ) 0) (( "k" "a" "y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সাউৎকৰে</text:p>
          </table:table-cell>
          <table:table-cell office:value-type="string" calcext:value-type="string">
            <text:p>(set! wordstruct '( (( "s" "aa" ) 0) (( "u" ) 0) (( "t" "k" "a" ) 0) (( "r" "ee" ) 0) ))</text:p>
          </table:table-cell>
          <table:table-cell table:number-columns-repeated="2"/>
          <table:table-cell office:value-type="string" calcext:value-type="string">
            <text:p>সাউৎকৰে</text:p>
          </table:table-cell>
          <table:table-cell office:value-type="string" calcext:value-type="string">
            <text:p>(set! wordstruct '( (( "s" "aa" ) 0) (( "u" ) 0) (( "a" ) 0) (( "k" "a" ) 0) (( "r" "ee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সাক্ষাৎ</text:p>
          </table:table-cell>
          <table:table-cell office:value-type="string" calcext:value-type="string">
            <text:p>(set! wordstruct '( (( "s" "aa" "k" ) 0) (( "sx" "aa" "t" ) 0) ))</text:p>
          </table:table-cell>
          <table:table-cell table:number-columns-repeated="2"/>
          <table:table-cell office:value-type="string" calcext:value-type="string">
            <text:p>সাক্ষাৎ</text:p>
          </table:table-cell>
          <table:table-cell office:value-type="string" calcext:value-type="string">
            <text:p>(set! wordstruct '( (( "s" "aa" "k" ) 0) (( "sx" "aa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সাক্ষাৎকাৰবোৰত</text:p>
          </table:table-cell>
          <table:table-cell office:value-type="string" calcext:value-type="string">
            <text:p>(set! wordstruct '( (( "s" "aa" "k" ) 0) (( "sx" "aa" ) 0) (( "t" "k" "aa" ) 0) (( "r" "b" "o" "r" "t" ) 0) ))</text:p>
          </table:table-cell>
          <table:table-cell table:number-columns-repeated="2"/>
          <table:table-cell office:value-type="string" calcext:value-type="string">
            <text:p>সাক্ষাৎকাৰবোৰত</text:p>
          </table:table-cell>
          <table:table-cell office:value-type="string" calcext:value-type="string">
            <text:p>(set! wordstruct '( (( "s" "aa" "k" ) 0) (( "sx" "aa" ) 0) (( "a" ) 0) (( "k" "aa" ) 0) (( "r" "b" "o" "r" "t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সুৰজিৎ</text:p>
          </table:table-cell>
          <table:table-cell office:value-type="string" calcext:value-type="string">
            <text:p>(set! wordstruct '( (( "s" "u" ) 0) (( "r" "j" "i" "t" ) 0) ))</text:p>
          </table:table-cell>
          <table:table-cell table:number-columns-repeated="2"/>
          <table:table-cell office:value-type="string" calcext:value-type="string">
            <text:p>সুৰজিৎ</text:p>
          </table:table-cell>
          <table:table-cell office:value-type="string" calcext:value-type="string">
            <text:p>(set! wordstruct '( (( "s" "u" ) 0) (( "r" "j" "i" ) 0) (( "a" ) 0) )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হঠাৎ</text:p>
          </table:table-cell>
          <table:table-cell office:value-type="string" calcext:value-type="string">
            <text:p>(set! wordstruct '( (( "h" "a" ) 0) (( "txh" "aa" "t" ) 0) ))</text:p>
          </table:table-cell>
          <table:table-cell table:number-columns-repeated="2"/>
          <table:table-cell office:value-type="string" calcext:value-type="string">
            <text:p>হঠাৎ</text:p>
          </table:table-cell>
          <table:table-cell office:value-type="string" calcext:value-type="string">
            <text:p>(set! wordstruct '( (( "h" "a" ) 0) (( "txh" "aa" ) 0) (( "a" ) 0) ))</text:p>
          </table:table-cell>
          <table:table-cell table:number-columns-repeated="2"/>
        </table:table-row>
        <table:table-row table:style-name="ro1" table:number-rows-repeated="104838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ping" table:style-name="ta1"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mq</text:p>
          </table:table-cell>
          <table:table-cell office:value-type="string" calcext:value-type="string">
            <text:p>ऀ</text:p>
          </table:table-cell>
          <table:table-cell office:value-type="string" calcext:value-type="string">
            <text:p>ঁ</text:p>
          </table:table-cell>
        </table:table-row>
        <table:table-row table:style-name="ro2">
          <table:table-cell office:value-type="string" calcext:value-type="string">
            <text:p>mq</text:p>
          </table:table-cell>
          <table:table-cell office:value-type="string" calcext:value-type="string">
            <text:p>ँ</text:p>
          </table:table-cell>
          <table:table-cell office:value-type="string" calcext:value-type="string">
            <text:p>ঁ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ं</text:p>
          </table:table-cell>
          <table:table-cell office:value-type="string" calcext:value-type="string">
            <text:p>ং</text:p>
          </table:table-cell>
        </table:table-row>
        <table:table-row table:style-name="ro2">
          <table:table-cell office:value-type="string" calcext:value-type="string">
            <text:p>hq</text:p>
          </table:table-cell>
          <table:table-cell office:value-type="string" calcext:value-type="string">
            <text:p>ः</text:p>
          </table:table-cell>
          <table:table-cell office:value-type="string" calcext:value-type="string">
            <text:p>ঃ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ऄ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अ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आ</text:p>
          </table:table-cell>
          <table:table-cell office:value-type="string" calcext:value-type="string">
            <text:p>আ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इ</text:p>
          </table:table-cell>
          <table:table-cell office:value-type="string" calcext:value-type="string">
            <text:p>ই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ई</text:p>
          </table:table-cell>
          <table:table-cell office:value-type="string" calcext:value-type="string">
            <text:p>ঈ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उ</text:p>
          </table:table-cell>
          <table:table-cell office:value-type="string" calcext:value-type="string">
            <text:p>উ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ऊ</text:p>
          </table:table-cell>
          <table:table-cell office:value-type="string" calcext:value-type="string">
            <text:p>ঊ</text:p>
          </table:table-cell>
        </table:table-row>
        <table:table-row table:style-name="ro2">
          <table:table-cell office:value-type="string" calcext:value-type="string">
            <text:p>rq</text:p>
          </table:table-cell>
          <table:table-cell office:value-type="string" calcext:value-type="string">
            <text:p>ऋ</text:p>
          </table:table-cell>
          <table:table-cell office:value-type="string" calcext:value-type="string">
            <text:p>ঋ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ऌ</text:p>
          </table:table-cell>
          <table:table-cell office:value-type="string" calcext:value-type="string">
            <text:p>ঌ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ऍ</text:p>
          </table:table-cell>
          <table:table-cell office:value-type="string" calcext:value-type="string">
            <text:p>এ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ऎ</text:p>
          </table:table-cell>
          <table:table-cell office:value-type="string" calcext:value-type="string">
            <text:p>এ</text:p>
          </table:table-cell>
        </table:table-row>
        <table:table-row table:style-name="ro2">
          <table:table-cell office:value-type="string" calcext:value-type="string">
            <text:p>ee</text:p>
          </table:table-cell>
          <table:table-cell office:value-type="string" calcext:value-type="string">
            <text:p>ए</text:p>
          </table:table-cell>
          <table:table-cell office:value-type="string" calcext:value-type="string">
            <text:p>এ</text:p>
          </table:table-cell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ऐ</text:p>
          </table:table-cell>
          <table:table-cell office:value-type="string" calcext:value-type="string">
            <text:p>ঐ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ऑ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ऒ</text:p>
          </table:table-cell>
          <table:table-cell office:value-type="string" calcext:value-type="string">
            <text:p>ও</text:p>
          </table:table-cell>
        </table:table-row>
        <table:table-row table:style-name="ro2">
          <table:table-cell office:value-type="string" calcext:value-type="string">
            <text:p>oo</text:p>
          </table:table-cell>
          <table:table-cell office:value-type="string" calcext:value-type="string">
            <text:p>ओ</text:p>
          </table:table-cell>
          <table:table-cell office:value-type="string" calcext:value-type="string">
            <text:p>ও</text:p>
          </table:table-cell>
        </table:table-row>
        <table:table-row table:style-name="ro2">
          <table:table-cell office:value-type="string" calcext:value-type="string">
            <text:p>ou</text:p>
          </table:table-cell>
          <table:table-cell office:value-type="string" calcext:value-type="string">
            <text:p>औ</text:p>
          </table:table-cell>
          <table:table-cell office:value-type="string" calcext:value-type="string">
            <text:p>ঔ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क</text:p>
          </table:table-cell>
          <table:table-cell office:value-type="string" calcext:value-type="string">
            <text:p>ক</text:p>
          </table:table-cell>
        </table:table-row>
        <table:table-row table:style-name="ro2">
          <table:table-cell office:value-type="string" calcext:value-type="string">
            <text:p>kh</text:p>
          </table:table-cell>
          <table:table-cell office:value-type="string" calcext:value-type="string">
            <text:p>ख</text:p>
          </table:table-cell>
          <table:table-cell office:value-type="string" calcext:value-type="string">
            <text:p>খ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ग</text:p>
          </table:table-cell>
          <table:table-cell office:value-type="string" calcext:value-type="string">
            <text:p>গ</text:p>
          </table:table-cell>
        </table:table-row>
        <table:table-row table:style-name="ro2">
          <table:table-cell office:value-type="string" calcext:value-type="string">
            <text:p>gh</text:p>
          </table:table-cell>
          <table:table-cell office:value-type="string" calcext:value-type="string">
            <text:p>घ</text:p>
          </table:table-cell>
          <table:table-cell office:value-type="string" calcext:value-type="string">
            <text:p>ঘ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ङ</text:p>
          </table:table-cell>
          <table:table-cell office:value-type="string" calcext:value-type="string">
            <text:p>ঙ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च</text:p>
          </table:table-cell>
          <table:table-cell office:value-type="string" calcext:value-type="string">
            <text:p>চ</text:p>
          </table:table-cell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छ</text:p>
          </table:table-cell>
          <table:table-cell office:value-type="string" calcext:value-type="string">
            <text:p>ছ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ज</text:p>
          </table:table-cell>
          <table:table-cell office:value-type="string" calcext:value-type="string">
            <text:p>জ</text:p>
          </table:table-cell>
        </table:table-row>
        <table:table-row table:style-name="ro2">
          <table:table-cell office:value-type="string" calcext:value-type="string">
            <text:p>jh</text:p>
          </table:table-cell>
          <table:table-cell office:value-type="string" calcext:value-type="string">
            <text:p>झ</text:p>
          </table:table-cell>
          <table:table-cell office:value-type="string" calcext:value-type="string">
            <text:p>ঝ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ञ</text:p>
          </table:table-cell>
          <table:table-cell office:value-type="string" calcext:value-type="string">
            <text:p>ঞ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ट</text:p>
          </table:table-cell>
          <table:table-cell office:value-type="string" calcext:value-type="string">
            <text:p>ট</text:p>
          </table:table-cell>
        </table:table-row>
        <table:table-row table:style-name="ro2">
          <table:table-cell office:value-type="string" calcext:value-type="string">
            <text:p>txh</text:p>
          </table:table-cell>
          <table:table-cell office:value-type="string" calcext:value-type="string">
            <text:p>ठ</text:p>
          </table:table-cell>
          <table:table-cell office:value-type="string" calcext:value-type="string">
            <text:p>ঠ</text:p>
          </table:table-cell>
        </table:table-row>
        <table:table-row table:style-name="ro2">
          <table:table-cell office:value-type="string" calcext:value-type="string">
            <text:p>dx</text:p>
          </table:table-cell>
          <table:table-cell office:value-type="string" calcext:value-type="string">
            <text:p>ड</text:p>
          </table:table-cell>
          <table:table-cell office:value-type="string" calcext:value-type="string">
            <text:p>ড</text:p>
          </table:table-cell>
        </table:table-row>
        <table:table-row table:style-name="ro2">
          <table:table-cell office:value-type="string" calcext:value-type="string">
            <text:p>dxh</text:p>
          </table:table-cell>
          <table:table-cell office:value-type="string" calcext:value-type="string">
            <text:p>ढ</text:p>
          </table:table-cell>
          <table:table-cell office:value-type="string" calcext:value-type="string">
            <text:p>ঢ</text:p>
          </table:table-cell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ण</text:p>
          </table:table-cell>
          <table:table-cell office:value-type="string" calcext:value-type="string">
            <text:p>ণ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त</text:p>
          </table:table-cell>
          <table:table-cell office:value-type="string" calcext:value-type="string">
            <text:p>ত</text:p>
          </table:table-cell>
        </table:table-row>
        <table:table-row table:style-name="ro2">
          <table:table-cell office:value-type="string" calcext:value-type="string">
            <text:p>th</text:p>
          </table:table-cell>
          <table:table-cell office:value-type="string" calcext:value-type="string">
            <text:p>थ</text:p>
          </table:table-cell>
          <table:table-cell office:value-type="string" calcext:value-type="string">
            <text:p>থ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द</text:p>
          </table:table-cell>
          <table:table-cell office:value-type="string" calcext:value-type="string">
            <text:p>দ</text:p>
          </table:table-cell>
        </table:table-row>
        <table:table-row table:style-name="ro2">
          <table:table-cell office:value-type="string" calcext:value-type="string">
            <text:p>dh</text:p>
          </table:table-cell>
          <table:table-cell office:value-type="string" calcext:value-type="string">
            <text:p>ध</text:p>
          </table:table-cell>
          <table:table-cell office:value-type="string" calcext:value-type="string">
            <text:p>ধ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न</text:p>
          </table:table-cell>
          <table:table-cell office:value-type="string" calcext:value-type="string">
            <text:p>ন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ऩ</text:p>
          </table:table-cell>
          <table:table-cell office:value-type="string" calcext:value-type="string">
            <text:p>ন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प</text:p>
          </table:table-cell>
          <table:table-cell office:value-type="string" calcext:value-type="string">
            <text:p>প</text:p>
          </table:table-cell>
        </table:table-row>
        <table:table-row table:style-name="ro2">
          <table:table-cell office:value-type="string" calcext:value-type="string">
            <text:p>ph</text:p>
          </table:table-cell>
          <table:table-cell office:value-type="string" calcext:value-type="string">
            <text:p>फ</text:p>
          </table:table-cell>
          <table:table-cell office:value-type="string" calcext:value-type="string">
            <text:p>ফ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ब</text:p>
          </table:table-cell>
          <table:table-cell office:value-type="string" calcext:value-type="string">
            <text:p>ব</text:p>
          </table:table-cell>
        </table:table-row>
        <table:table-row table:style-name="ro2">
          <table:table-cell office:value-type="string" calcext:value-type="string">
            <text:p>bh</text:p>
          </table:table-cell>
          <table:table-cell office:value-type="string" calcext:value-type="string">
            <text:p>भ</text:p>
          </table:table-cell>
          <table:table-cell office:value-type="string" calcext:value-type="string">
            <text:p>ভ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म</text:p>
          </table:table-cell>
          <table:table-cell office:value-type="string" calcext:value-type="string">
            <text:p>ম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य</text:p>
          </table:table-cell>
          <table:table-cell office:value-type="string" calcext:value-type="string">
            <text:p>য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र</text:p>
          </table:table-cell>
          <table:table-cell office:value-type="string" calcext:value-type="string">
            <text:p>র</text:p>
          </table:table-cell>
        </table:table-row>
        <table:table-row table:style-name="ro2">
          <table:table-cell office:value-type="string" calcext:value-type="string">
            <text:p>rx</text:p>
          </table:table-cell>
          <table:table-cell office:value-type="string" calcext:value-type="string">
            <text:p>ऱ</text:p>
          </table:table-cell>
          <table:table-cell office:value-type="string" calcext:value-type="string">
            <text:p>র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ल</text:p>
          </table:table-cell>
          <table:table-cell office:value-type="string" calcext:value-type="string">
            <text:p>ল</text:p>
          </table:table-cell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ळ</text:p>
          </table:table-cell>
          <table:table-cell office:value-type="string" calcext:value-type="string">
            <text:p>ল</text:p>
          </table:table-cell>
        </table:table-row>
        <table:table-row table:style-name="ro2">
          <table:table-cell office:value-type="string" calcext:value-type="string">
            <text:p>zh</text:p>
          </table:table-cell>
          <table:table-cell office:value-type="string" calcext:value-type="string">
            <text:p>ऴ</text:p>
          </table:table-cell>
          <table:table-cell office:value-type="string" calcext:value-type="string">
            <text:p>ল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व</text:p>
          </table:table-cell>
          <table:table-cell office:value-type="string" calcext:value-type="string">
            <text:p>ব</text:p>
          </table:table-cell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श</text:p>
          </table:table-cell>
          <table:table-cell office:value-type="string" calcext:value-type="string">
            <text:p>শ</text:p>
          </table:table-cell>
        </table:table-row>
        <table:table-row table:style-name="ro2">
          <table:table-cell office:value-type="string" calcext:value-type="string">
            <text:p>sx</text:p>
          </table:table-cell>
          <table:table-cell office:value-type="string" calcext:value-type="string">
            <text:p>ष</text:p>
          </table:table-cell>
          <table:table-cell office:value-type="string" calcext:value-type="string">
            <text:p>ষ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स</text:p>
          </table:table-cell>
          <table:table-cell office:value-type="string" calcext:value-type="string">
            <text:p>স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ह</text:p>
          </table:table-cell>
          <table:table-cell office:value-type="string" calcext:value-type="string">
            <text:p>হ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ऺ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ऻ</text:p>
          </table:table-cell>
          <table:table-cell office:value-type="string" calcext:value-type="string">
            <text:p>া</text:p>
          </table:table-cell>
        </table:table-row>
        <table:table-row table:style-name="ro2">
          <table:table-cell office:value-type="string" calcext:value-type="string">
            <text:p>nk</text:p>
          </table:table-cell>
          <table:table-cell office:value-type="string" calcext:value-type="string">
            <text:p>़</text:p>
          </table:table-cell>
          <table:table-cell office:value-type="string" calcext:value-type="string">
            <text:p>়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string" calcext:value-type="string">
            <text:p>ऽ</text:p>
          </table:table-cell>
          <table:table-cell office:value-type="string" calcext:value-type="string">
            <text:p>ঽ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ा</text:p>
          </table:table-cell>
          <table:table-cell office:value-type="string" calcext:value-type="string">
            <text:p>া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ि</text:p>
          </table:table-cell>
          <table:table-cell office:value-type="string" calcext:value-type="string">
            <text:p>ি</text:p>
          </table:table-cell>
        </table:table-row>
        <table:table-row table:style-name="ro2">
          <table:table-cell office:value-type="string" calcext:value-type="string">
            <text:p>iiv</text:p>
          </table:table-cell>
          <table:table-cell office:value-type="string" calcext:value-type="string">
            <text:p>ी</text:p>
          </table:table-cell>
          <table:table-cell office:value-type="string" calcext:value-type="string">
            <text:p>ী</text:p>
          </table:table-cell>
        </table:table-row>
        <table:table-row table:style-name="ro2">
          <table:table-cell office:value-type="string" calcext:value-type="string">
            <text:p>uv</text:p>
          </table:table-cell>
          <table:table-cell office:value-type="string" calcext:value-type="string">
            <text:p>ु</text:p>
          </table:table-cell>
          <table:table-cell office:value-type="string" calcext:value-type="string">
            <text:p>ু</text:p>
          </table:table-cell>
        </table:table-row>
        <table:table-row table:style-name="ro2">
          <table:table-cell office:value-type="string" calcext:value-type="string">
            <text:p>uuv</text:p>
          </table:table-cell>
          <table:table-cell office:value-type="string" calcext:value-type="string">
            <text:p>ू</text:p>
          </table:table-cell>
          <table:table-cell office:value-type="string" calcext:value-type="string">
            <text:p>ূ</text:p>
          </table:table-cell>
        </table:table-row>
        <table:table-row table:style-name="ro2">
          <table:table-cell office:value-type="string" calcext:value-type="string">
            <text:p>rqv</text:p>
          </table:table-cell>
          <table:table-cell office:value-type="string" calcext:value-type="string">
            <text:p>ृ</text:p>
          </table:table-cell>
          <table:table-cell office:value-type="string" calcext:value-type="string">
            <text:p>ৃ</text:p>
          </table:table-cell>
        </table:table-row>
        <table:table-row table:style-name="ro2">
          <table:table-cell office:value-type="string" calcext:value-type="string">
            <text:p>rqwv</text:p>
          </table:table-cell>
          <table:table-cell office:value-type="string" calcext:value-type="string">
            <text:p>ॄ</text:p>
          </table:table-cell>
          <table:table-cell office:value-type="string" calcext:value-type="string">
            <text:p>ৄ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ॅ</text:p>
          </table:table-cell>
          <table:table-cell office:value-type="string" calcext:value-type="string">
            <text:p>এ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ॆ</text:p>
          </table:table-cell>
          <table:table-cell office:value-type="string" calcext:value-type="string">
            <text:p>ে</text:p>
          </table:table-cell>
        </table:table-row>
        <table:table-row table:style-name="ro2">
          <table:table-cell office:value-type="string" calcext:value-type="string">
            <text:p>eev</text:p>
          </table:table-cell>
          <table:table-cell office:value-type="string" calcext:value-type="string">
            <text:p>े</text:p>
          </table:table-cell>
          <table:table-cell office:value-type="string" calcext:value-type="string">
            <text:p>ে</text:p>
          </table:table-cell>
        </table:table-row>
        <table:table-row table:style-name="ro2">
          <table:table-cell office:value-type="string" calcext:value-type="string">
            <text:p>eiv</text:p>
          </table:table-cell>
          <table:table-cell office:value-type="string" calcext:value-type="string">
            <text:p>ै</text:p>
          </table:table-cell>
          <table:table-cell office:value-type="string" calcext:value-type="string">
            <text:p>ৈ</text:p>
          </table:table-cell>
        </table:table-row>
        <table:table-row table:style-name="ro2">
          <table:table-cell office:value-type="string" calcext:value-type="string">
            <text:p>axv</text:p>
          </table:table-cell>
          <table:table-cell office:value-type="string" calcext:value-type="string">
            <text:p>ॉ</text:p>
          </table:table-cell>
          <table:table-cell office:value-type="string" calcext:value-type="string">
            <text:p>া</text:p>
          </table:table-cell>
        </table:table-row>
        <table:table-row table:style-name="ro2">
          <table:table-cell office:value-type="string" calcext:value-type="string">
            <text:p>ov</text:p>
          </table:table-cell>
          <table:table-cell office:value-type="string" calcext:value-type="string">
            <text:p>ॊ</text:p>
          </table:table-cell>
          <table:table-cell office:value-type="string" calcext:value-type="string">
            <text:p>ো</text:p>
          </table:table-cell>
        </table:table-row>
        <table:table-row table:style-name="ro2">
          <table:table-cell office:value-type="string" calcext:value-type="string">
            <text:p>oov</text:p>
          </table:table-cell>
          <table:table-cell office:value-type="string" calcext:value-type="string">
            <text:p>ो</text:p>
          </table:table-cell>
          <table:table-cell office:value-type="string" calcext:value-type="string">
            <text:p>ো</text:p>
          </table:table-cell>
        </table:table-row>
        <table:table-row table:style-name="ro2">
          <table:table-cell office:value-type="string" calcext:value-type="string">
            <text:p>ouv</text:p>
          </table:table-cell>
          <table:table-cell office:value-type="string" calcext:value-type="string">
            <text:p>ौ</text:p>
          </table:table-cell>
          <table:table-cell office:value-type="string" calcext:value-type="string">
            <text:p>ৌ</text:p>
          </table:table-cell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्</text:p>
          </table:table-cell>
          <table:table-cell office:value-type="string" calcext:value-type="string">
            <text:p>্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ॎ</text:p>
          </table:table-cell>
          <table:table-cell office:value-type="string" calcext:value-type="string">
            <text:p>ৎ</text:p>
          </table:table-cell>
        </table:table-row>
        <table:table-row table:style-name="ro2">
          <table:table-cell office:value-type="string" calcext:value-type="string">
            <text:p>ouv</text:p>
          </table:table-cell>
          <table:table-cell office:value-type="string" calcext:value-type="string">
            <text:p>ॏ</text:p>
          </table:table-cell>
          <table:table-cell office:value-type="string" calcext:value-type="string">
            <text:p>ৌ</text:p>
          </table:table-cell>
        </table:table-row>
        <table:table-row table:style-name="ro2">
          <table:table-cell office:value-type="string" calcext:value-type="string">
            <text:p>oom</text:p>
          </table:table-cell>
          <table:table-cell office:value-type="string" calcext:value-type="string">
            <text:p>ॐ</text:p>
          </table:table-cell>
          <table:table-cell office:value-type="string" calcext:value-type="string">
            <text:p>ওম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॓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॔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ॕ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ॖ</text:p>
          </table:table-cell>
          <table:table-cell office:value-type="string" calcext:value-type="string">
            <text:p>অ</text:p>
          </table:table-cell>
        </table:table-row>
        <table:table-row table:style-name="ro2">
          <table:table-cell office:value-type="string" calcext:value-type="string">
            <text:p>auv</text:p>
          </table:table-cell>
          <table:table-cell office:value-type="string" calcext:value-type="string">
            <text:p>ॗ</text:p>
          </table:table-cell>
          <table:table-cell office:value-type="string" calcext:value-type="string">
            <text:p>ৗ</text:p>
          </table:table-cell>
        </table:table-row>
        <table:table-row table:style-name="ro2">
          <table:table-cell office:value-type="string" calcext:value-type="string">
            <text:p>kq</text:p>
          </table:table-cell>
          <table:table-cell office:value-type="string" calcext:value-type="string">
            <text:p>क़</text:p>
          </table:table-cell>
          <table:table-cell office:value-type="string" calcext:value-type="string">
            <text:p>ক</text:p>
          </table:table-cell>
        </table:table-row>
        <table:table-row table:style-name="ro2">
          <table:table-cell office:value-type="string" calcext:value-type="string">
            <text:p>khq</text:p>
          </table:table-cell>
          <table:table-cell office:value-type="string" calcext:value-type="string">
            <text:p>ख़</text:p>
          </table:table-cell>
          <table:table-cell office:value-type="string" calcext:value-type="string">
            <text:p>খ</text:p>
          </table:table-cell>
        </table:table-row>
        <table:table-row table:style-name="ro2">
          <table:table-cell office:value-type="string" calcext:value-type="string">
            <text:p>gq</text:p>
          </table:table-cell>
          <table:table-cell office:value-type="string" calcext:value-type="string">
            <text:p>ग़</text:p>
          </table:table-cell>
          <table:table-cell office:value-type="string" calcext:value-type="string">
            <text:p>গ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ज़</text:p>
          </table:table-cell>
          <table:table-cell office:value-type="string" calcext:value-type="string">
            <text:p>জ</text:p>
          </table:table-cell>
        </table:table-row>
        <table:table-row table:style-name="ro2">
          <table:table-cell office:value-type="string" calcext:value-type="string">
            <text:p>dxq</text:p>
          </table:table-cell>
          <table:table-cell office:value-type="string" calcext:value-type="string">
            <text:p>ड़</text:p>
          </table:table-cell>
          <table:table-cell office:value-type="string" calcext:value-type="string">
            <text:p>ড়</text:p>
          </table:table-cell>
        </table:table-row>
        <table:table-row table:style-name="ro2">
          <table:table-cell office:value-type="string" calcext:value-type="string">
            <text:p>dxhq</text:p>
          </table:table-cell>
          <table:table-cell office:value-type="string" calcext:value-type="string">
            <text:p>ढ़</text:p>
          </table:table-cell>
          <table:table-cell office:value-type="string" calcext:value-type="string">
            <text:p>ঢ়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फ़</text:p>
          </table:table-cell>
          <table:table-cell office:value-type="string" calcext:value-type="string">
            <text:p>ফ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य़</text:p>
          </table:table-cell>
          <table:table-cell office:value-type="string" calcext:value-type="string">
            <text:p>য়</text:p>
          </table:table-cell>
        </table:table-row>
        <table:table-row table:style-name="ro2">
          <table:table-cell office:value-type="string" calcext:value-type="string">
            <text:p>rqw</text:p>
          </table:table-cell>
          <table:table-cell office:value-type="string" calcext:value-type="string">
            <text:p>ॠ</text:p>
          </table:table-cell>
          <table:table-cell office:value-type="string" calcext:value-type="string">
            <text:p>ৠ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ॡ</text:p>
          </table:table-cell>
          <table:table-cell office:value-type="string" calcext:value-type="string">
            <text:p>লু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ॢ</text:p>
          </table:table-cell>
          <table:table-cell office:value-type="string" calcext:value-type="string">
            <text:p>ৢ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ॣ</text:p>
          </table:table-cell>
          <table:table-cell office:value-type="string" calcext:value-type="string">
            <text:p>ৣ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।</text:p>
          </table:table-cell>
        </table:table-row>
        <table:table-row table:style-name="ro2">
          <table:table-cell office:value-type="string" calcext:value-type="string">
            <text:p>lsp</text:p>
          </table:table-cell>
          <table:table-cell office:value-type="string" calcext:value-type="string">
            <text:p>॥</text:p>
          </table:table-cell>
          <table:table-cell office:value-type="string" calcext:value-type="string">
            <text:p>।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०</text:p>
          </table:table-cell>
          <table:table-cell office:value-type="string" calcext:value-type="string">
            <text:p>০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१</text:p>
          </table:table-cell>
          <table:table-cell office:value-type="string" calcext:value-type="string">
            <text:p>১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२</text:p>
          </table:table-cell>
          <table:table-cell office:value-type="string" calcext:value-type="string">
            <text:p>২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३</text:p>
          </table:table-cell>
          <table:table-cell office:value-type="string" calcext:value-type="string">
            <text:p>৩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४</text:p>
          </table:table-cell>
          <table:table-cell office:value-type="string" calcext:value-type="string">
            <text:p>৪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५</text:p>
          </table:table-cell>
          <table:table-cell office:value-type="string" calcext:value-type="string">
            <text:p>৫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६</text:p>
          </table:table-cell>
          <table:table-cell office:value-type="string" calcext:value-type="string">
            <text:p>৬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७</text:p>
          </table:table-cell>
          <table:table-cell office:value-type="string" calcext:value-type="string">
            <text:p>৭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८</text:p>
          </table:table-cell>
          <table:table-cell office:value-type="string" calcext:value-type="string">
            <text:p>৮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९</text:p>
          </table:table-cell>
          <table:table-cell office:value-type="string" calcext:value-type="string">
            <text:p>৯</text:p>
          </table:table-cell>
        </table:table-row>
        <table:table-row table:style-name="ro2">
          <table:table-cell office:value-type="string" calcext:value-type="string">
            <text:p>rv</text:p>
          </table:table-cell>
          <table:table-cell office:value-type="string" calcext:value-type="string">
            <text:p>॰</text:p>
          </table:table-cell>
          <table:table-cell office:value-type="string" calcext:value-type="string">
            <text:p>ৰ</text:p>
          </table:table-cell>
        </table:table-row>
        <table:table-row table:style-name="ro2">
          <table:table-cell office:value-type="string" calcext:value-type="string">
            <text:p>wv</text:p>
          </table:table-cell>
          <table:table-cell office:value-type="string" calcext:value-type="string">
            <text:p>ॱ</text:p>
          </table:table-cell>
          <table:table-cell office:value-type="string" calcext:value-type="string">
            <text:p>ৱ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ॲ</text:p>
          </table:table-cell>
          <table:table-cell office:value-type="string" calcext:value-type="string">
            <text:p>৲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ॳ</text:p>
          </table:table-cell>
          <table:table-cell office:value-type="string" calcext:value-type="string">
            <text:p>৳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ॴ</text:p>
          </table:table-cell>
          <table:table-cell office:value-type="string" calcext:value-type="string">
            <text:p>৴</text:p>
          </table:table-cell>
        </table:table-row>
        <table:table-row table:style-name="ro2">
          <table:table-cell office:value-type="string" calcext:value-type="string">
            <text:p>ou</text:p>
          </table:table-cell>
          <table:table-cell office:value-type="string" calcext:value-type="string">
            <text:p>ॵ</text:p>
          </table:table-cell>
          <table:table-cell office:value-type="string" calcext:value-type="string">
            <text:p>৵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ॶ</text:p>
          </table:table-cell>
          <table:table-cell office:value-type="string" calcext:value-type="string">
            <text:p>৶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ॷ</text:p>
          </table:table-cell>
          <table:table-cell office:value-type="string" calcext:value-type="string">
            <text:p>৷</text:p>
          </table:table-cell>
        </table:table-row>
        <table:table-row table:style-name="ro2">
          <table:table-cell office:value-type="string" calcext:value-type="string">
            <text:p>dx</text:p>
          </table:table-cell>
          <table:table-cell office:value-type="string" calcext:value-type="string">
            <text:p>ॸ</text:p>
          </table:table-cell>
          <table:table-cell office:value-type="string" calcext:value-type="string">
            <text:p>৸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ॹ</text:p>
          </table:table-cell>
          <table:table-cell office:value-type="string" calcext:value-type="string">
            <text:p>৹</text:p>
          </table:table-cell>
        </table:table-row>
        <table:table-row table:style-name="ro2">
          <table:table-cell office:value-type="string" calcext:value-type="string">
            <text:p>nwv/y</text:p>
          </table:table-cell>
          <table:table-cell office:value-type="string" calcext:value-type="string">
            <text:p>ॺ</text:p>
          </table:table-cell>
          <table:table-cell office:value-type="string" calcext:value-type="string">
            <text:p>৺</text:p>
          </table:table-cell>
        </table:table-row>
        <table:table-row table:style-name="ro2">
          <table:table-cell office:value-type="string" calcext:value-type="string">
            <text:p>nnv/g</text:p>
          </table:table-cell>
          <table:table-cell office:value-type="string" calcext:value-type="string">
            <text:p>ॻ</text:p>
          </table:table-cell>
          <table:table-cell office:value-type="string" calcext:value-type="string">
            <text:p>৻</text:p>
          </table:table-cell>
        </table:table-row>
        <table:table-row table:style-name="ro2">
          <table:table-cell office:value-type="string" calcext:value-type="string">
            <text:p>rwv/j</text:p>
          </table:table-cell>
          <table:table-cell office:value-type="string" calcext:value-type="string">
            <text:p>ॼ</text:p>
          </table:table-cell>
          <table:table-cell office:value-type="string" calcext:value-type="string">
            <text:p>জ</text:p>
          </table:table-cell>
        </table:table-row>
        <table:table-row table:style-name="ro2">
          <table:table-cell office:value-type="string" calcext:value-type="string">
            <text:p>lwv/sp</text:p>
          </table:table-cell>
          <table:table-cell office:value-type="string" calcext:value-type="string">
            <text:p>ॽ</text:p>
          </table:table-cell>
          <table:table-cell office:value-type="string" calcext:value-type="string">
            <text:p>।</text:p>
          </table:table-cell>
        </table:table-row>
        <table:table-row table:style-name="ro2">
          <table:table-cell office:value-type="string" calcext:value-type="string">
            <text:p>lnv/dx</text:p>
          </table:table-cell>
          <table:table-cell office:value-type="string" calcext:value-type="string">
            <text:p>ॾ</text:p>
          </table:table-cell>
          <table:table-cell office:value-type="string" calcext:value-type="string">
            <text:p>ড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ॿ</text:p>
          </table:table-cell>
          <table:table-cell office:value-type="string" calcext:value-type="string">
            <text:p>ব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'comparisoin of different parsers'.A1:'comparisoin of different parsers'.A1048576" table:contains-header="false">
          <table:sort>
            <table:sort-by table:field-number="0" table:data-type="automatic"/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Sheet3.A1:Sheet3.F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6:40:42.304093253</meta:creation-date>
    <dc:date>2023-09-12T21:52:14.124513481</dc:date>
    <meta:editing-duration>P1DT42M43S</meta:editing-duration>
    <meta:editing-cycles>9</meta:editing-cycles>
    <meta:generator>LibreOffice/7.3.7.2$Linux_X86_64 LibreOffice_project/30$Build-2</meta:generator>
    <meta:document-statistic meta:table-count="3" meta:cell-count="1154" meta:object-count="0"/>
  </office:meta>
</office:document-meta>
</file>